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4.011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15"/>
    <style:style style:name="ce5" style:family="table-cell" style:parent-style-name="Default" style:data-style-name="N11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liability" table:style-name="ta1">
        <table:shapes>
          <draw:frame draw:z-index="0" draw:style-name="gr1" draw:text-style-name="P1" svg:width="22.795cm" svg:height="14.025cm" svg:x="8.121cm" svg:y="0.637cm">
            <draw:object draw:notify-on-update-of-ranges="Reliability.F1:Reliability.F1 Reliability.A2:Reliability.B2 Reliability.F2:Reliability.F2 Reliability.A3:Reliability.B3 Reliability.F3:Reliability.F3 Reliability.A4:Reliability.B4 Reliability.F4:Reliability.F4 Reliability.A5:Reliability.B5 Reliability.F5:Reliability.F5 Reliability.A6:Reliability.B6 Reliability.F6:Reliability.F6 Reliability.A7:Reliability.B7 Reliability.F7:Reliability.F7 Reliability.A8:Reliability.B8 Reliability.F8:Reliability.F8 Reliability.A9:Reliability.B9 Reliability.F9:Reliability.F9 Reliability.A10:Reliability.B10 Reliability.F10:Reliability.F10 Reliability.A11:Reliability.B11 Reliability.F11:Reliability.F11 Reliability.A12:Reliability.B12 Reliability.F12:Reliability.F12 Reliability.A13:Reliability.B13 Reliability.F13:Reliability.F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2" table:default-cell-style-name="ce1"/>
        <table:table-column table:style-name="co3" table:visibility="collapse" table:default-cell-style-name="ce2"/>
        <table:table-column table:style-name="co4" table:visibility="collapse" table:default-cell-style-name="ce2"/>
        <table:table-column table:style-name="co5" table:visibility="collapse" table:default-cell-style-name="ce2"/>
        <table:table-column table:style-name="co1" table:visibility="collapse" table:default-cell-style-name="ce2"/>
        <table:table-row table:style-name="ro1">
          <table:table-cell office:value-type="string" calcext:value-type="string">
            <text:p>Workload</text:p>
          </table:table-cell>
          <table:table-cell office:value-type="string" calcext:value-type="string">
            <text:p>Provider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Sucessfull</text:p>
          </table:table-cell>
          <table:table-cell office:value-type="string" calcext:value-type="string">
            <text:p>Fail</text:p>
          </table:table-cell>
          <table:table-cell table:style-name="Default" office:value-type="string" calcext:value-type="string">
            <text:p>Reliability</text:p>
          </table:table-cell>
          <table:table-cell table:style-name="Default" office:value-type="string" calcext:value-type="string">
            <text:p>Agv Exec Time</text:p>
          </table:table-cell>
          <table:table-cell table:style-name="Default" office:value-type="string" calcext:value-type="string">
            <text:p>Min Exec Time</text:p>
          </table:table-cell>
          <table:table-cell table:style-name="Default" office:value-type="string" calcext:value-type="string">
            <text:p>Max Exec Time</text:p>
          </table:table-cell>
          <table:table-cell table:style-name="Default" office:value-type="string" calcext:value-type="string">
            <text:p>Amplitude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AWS</text:p>
          </table:table-cell>
          <table:table-cell office:value-type="float" office:value="5400" calcext:value-type="float">
            <text:p>5400</text:p>
          </table:table-cell>
          <table:table-cell office:value-type="float" office:value="5324" calcext:value-type="float">
            <text:p>5324</text:p>
          </table:table-cell>
          <table:table-cell table:formula="of:=[.C2]-[.D2]" office:value-type="float" office:value="76" calcext:value-type="float">
            <text:p>76</text:p>
          </table:table-cell>
          <table:table-cell office:value-type="percentage" office:value="0.985925925925926" calcext:value-type="percentage">
            <text:p>98,59%</text:p>
          </table:table-cell>
          <table:table-cell office:value-type="float" office:value="280.099849896667" calcext:value-type="float">
            <text:p>280,100</text:p>
          </table:table-cell>
          <table:table-cell office:value-type="float" office:value="1.127658" calcext:value-type="float">
            <text:p>1,128</text:p>
          </table:table-cell>
          <table:table-cell office:value-type="float" office:value="1321.866563" calcext:value-type="float">
            <text:p>1321,867</text:p>
          </table:table-cell>
          <table:table-cell table:formula="of:=[.I2]-[.H2]" office:value-type="float" office:value="1320.738905" calcext:value-type="float">
            <text:p>1320,739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AWS</text:p>
          </table:table-cell>
          <table:table-cell office:value-type="float" office:value="5400" calcext:value-type="float">
            <text:p>5400</text:p>
          </table:table-cell>
          <table:table-cell office:value-type="float" office:value="5319" calcext:value-type="float">
            <text:p>5319</text:p>
          </table:table-cell>
          <table:table-cell table:formula="of:=[.C3]-[.D3]" office:value-type="float" office:value="81" calcext:value-type="float">
            <text:p>81</text:p>
          </table:table-cell>
          <table:table-cell office:value-type="percentage" office:value="0.985" calcext:value-type="percentage">
            <text:p>98,50%</text:p>
          </table:table-cell>
          <table:table-cell office:value-type="float" office:value="9.82603751126972" calcext:value-type="float">
            <text:p>9,826</text:p>
          </table:table-cell>
          <table:table-cell office:value-type="float" office:value="0.00000000982603751126972" calcext:value-type="float">
            <text:p>0,000</text:p>
          </table:table-cell>
          <table:table-cell office:value-type="float" office:value="22.656882" calcext:value-type="float">
            <text:p>22,657</text:p>
          </table:table-cell>
          <table:table-cell table:formula="of:=[.I3]-[.H3]" office:value-type="float" office:value="22.656881990174" calcext:value-type="float">
            <text:p>22,657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AWS</text:p>
          </table:table-cell>
          <table:table-cell office:value-type="float" office:value="5400" calcext:value-type="float">
            <text:p>5400</text:p>
          </table:table-cell>
          <table:table-cell office:value-type="float" office:value="3552" calcext:value-type="float">
            <text:p>3552</text:p>
          </table:table-cell>
          <table:table-cell table:formula="of:=[.C4]-[.D4]" office:value-type="float" office:value="1848" calcext:value-type="float">
            <text:p>1848</text:p>
          </table:table-cell>
          <table:table-cell office:value-type="percentage" office:value="0.657777777777778" calcext:value-type="percentage">
            <text:p>65,78%</text:p>
          </table:table-cell>
          <table:table-cell office:value-type="float" office:value="16.0149468434783" calcext:value-type="float">
            <text:p>16,015</text:p>
          </table:table-cell>
          <table:table-cell office:value-type="float" office:value="2.000767" calcext:value-type="float">
            <text:p>2,001</text:p>
          </table:table-cell>
          <table:table-cell office:value-type="float" office:value="55.18417" calcext:value-type="float">
            <text:p>55,184</text:p>
          </table:table-cell>
          <table:table-cell table:formula="of:=[.I4]-[.H4]" office:value-type="float" office:value="53.183403" calcext:value-type="float">
            <text:p>53,183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Azure</text:p>
          </table:table-cell>
          <table:table-cell office:value-type="float" office:value="5400" calcext:value-type="float">
            <text:p>5400</text:p>
          </table:table-cell>
          <table:table-cell office:value-type="float" office:value="2012" calcext:value-type="float">
            <text:p>2012</text:p>
          </table:table-cell>
          <table:table-cell table:formula="of:=[.C5]-[.D5]" office:value-type="float" office:value="3388" calcext:value-type="float">
            <text:p>3388</text:p>
          </table:table-cell>
          <table:table-cell office:value-type="percentage" office:value="0.372592592592593" calcext:value-type="percentage">
            <text:p>37,26%</text:p>
          </table:table-cell>
          <table:table-cell office:value-type="float" office:value="58.7588160785288" calcext:value-type="float">
            <text:p>58,759</text:p>
          </table:table-cell>
          <table:table-cell office:value-type="float" office:value="6.325185" calcext:value-type="float">
            <text:p>6,325</text:p>
          </table:table-cell>
          <table:table-cell office:value-type="float" office:value="120.149658" calcext:value-type="float">
            <text:p>120,150</text:p>
          </table:table-cell>
          <table:table-cell table:formula="of:=[.I5]-[.H5]" office:value-type="float" office:value="113.824473" calcext:value-type="float">
            <text:p>113,824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Azure</text:p>
          </table:table-cell>
          <table:table-cell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table:formula="of:=[.C6]-[.D6]" office:value-type="float" office:value="5400" calcext:value-type="float">
            <text:p>5400</text:p>
          </table:table-cell>
          <table:table-cell office:value-type="percentage" office:value="0" calcext:value-type="percentage">
            <text:p>0,00%</text:p>
          </table:table-cell>
          <table:table-cell office:value-type="float" office:value="388.521452951481" calcext:value-type="float">
            <text:p>388,521</text:p>
          </table:table-cell>
          <table:table-cell office:value-type="float" office:value="0.532484" calcext:value-type="float">
            <text:p>0,532</text:p>
          </table:table-cell>
          <table:table-cell office:value-type="float" office:value="2386.06259" calcext:value-type="float">
            <text:p>2386,063</text:p>
          </table:table-cell>
          <table:table-cell table:formula="of:=[.I6]-[.H6]" office:value-type="float" office:value="2385.530106" calcext:value-type="float">
            <text:p>2385,530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Azure</text:p>
          </table:table-cell>
          <table:table-cell office:value-type="float" office:value="5400" calcext:value-type="float">
            <text:p>5400</text:p>
          </table:table-cell>
          <table:table-cell office:value-type="float" office:value="1628" calcext:value-type="float">
            <text:p>1628</text:p>
          </table:table-cell>
          <table:table-cell table:formula="of:=[.C7]-[.D7]" office:value-type="float" office:value="3772" calcext:value-type="float">
            <text:p>3772</text:p>
          </table:table-cell>
          <table:table-cell office:value-type="percentage" office:value="0.301481481481481" calcext:value-type="percentage">
            <text:p>30,15%</text:p>
          </table:table-cell>
          <table:table-cell office:value-type="float" office:value="2.48347628490991" calcext:value-type="float">
            <text:p>2,483</text:p>
          </table:table-cell>
          <table:table-cell office:value-type="float" office:value="1.121895" calcext:value-type="float">
            <text:p>1,122</text:p>
          </table:table-cell>
          <table:table-cell office:value-type="float" office:value="6.592692" calcext:value-type="float">
            <text:p>6,593</text:p>
          </table:table-cell>
          <table:table-cell table:formula="of:=[.I7]-[.H7]" office:value-type="float" office:value="5.470797" calcext:value-type="float">
            <text:p>5,471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GCP</text:p>
          </table:table-cell>
          <table:table-cell office:value-type="float" office:value="5400" calcext:value-type="float">
            <text:p>5400</text:p>
          </table:table-cell>
          <table:table-cell office:value-type="float" office:value="5291" calcext:value-type="float">
            <text:p>5291</text:p>
          </table:table-cell>
          <table:table-cell table:formula="of:=[.C8]-[.D15]" office:value-type="float" office:value="5400" calcext:value-type="float">
            <text:p>5400</text:p>
          </table:table-cell>
          <table:table-cell office:value-type="percentage" office:value="0.985" calcext:value-type="percentage">
            <text:p>98,50%</text:p>
          </table:table-cell>
          <table:table-cell office:value-type="float" office:value="6.70535235911252" calcext:value-type="float">
            <text:p>6,705</text:p>
          </table:table-cell>
          <table:table-cell office:value-type="float" office:value="1.843238" calcext:value-type="float">
            <text:p>1,843</text:p>
          </table:table-cell>
          <table:table-cell office:value-type="float" office:value="26.486061" calcext:value-type="float">
            <text:p>26,486</text:p>
          </table:table-cell>
          <table:table-cell table:formula="of:=[.I8]-[.H8]" office:value-type="float" office:value="24.642823" calcext:value-type="float">
            <text:p>24,643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GCP</text:p>
          </table:table-cell>
          <table:table-cell office:value-type="float" office:value="5400" calcext:value-type="float">
            <text:p>5400</text:p>
          </table:table-cell>
          <table:table-cell office:value-type="float" office:value="5323" calcext:value-type="float">
            <text:p>5323</text:p>
          </table:table-cell>
          <table:table-cell table:formula="of:=[.C9]-[.D9]" office:value-type="float" office:value="77" calcext:value-type="float">
            <text:p>77</text:p>
          </table:table-cell>
          <table:table-cell office:value-type="percentage" office:value="0.985740740740741" calcext:value-type="percentage">
            <text:p>98,57%</text:p>
          </table:table-cell>
          <table:table-cell office:value-type="float" office:value="69.9637044914005" calcext:value-type="float">
            <text:p>69,964</text:p>
          </table:table-cell>
          <table:table-cell office:value-type="float" office:value="9.283264" calcext:value-type="float">
            <text:p>9,283</text:p>
          </table:table-cell>
          <table:table-cell office:value-type="float" office:value="114.79633" calcext:value-type="float">
            <text:p>114,796</text:p>
          </table:table-cell>
          <table:table-cell table:formula="of:=[.I9]-[.H9]" office:value-type="float" office:value="105.513066" calcext:value-type="float">
            <text:p>105,513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GCP</text:p>
          </table:table-cell>
          <table:table-cell office:value-type="float" office:value="5400" calcext:value-type="float">
            <text:p>5400</text:p>
          </table:table-cell>
          <table:table-cell office:value-type="float" office:value="3155" calcext:value-type="float">
            <text:p>3155</text:p>
          </table:table-cell>
          <table:table-cell table:formula="of:=[.C10]-[.D10]" office:value-type="float" office:value="2245" calcext:value-type="float">
            <text:p>2245</text:p>
          </table:table-cell>
          <table:table-cell office:value-type="percentage" office:value="0.584259259259259" calcext:value-type="percentage">
            <text:p>58,43%</text:p>
          </table:table-cell>
          <table:table-cell office:value-type="float" office:value="415.180696326296" calcext:value-type="float">
            <text:p>415,181</text:p>
          </table:table-cell>
          <table:table-cell office:value-type="float" office:value="1.271848" calcext:value-type="float">
            <text:p>1,272</text:p>
          </table:table-cell>
          <table:table-cell office:value-type="float" office:value="3801.251227" calcext:value-type="float">
            <text:p>3801,251</text:p>
          </table:table-cell>
          <table:table-cell table:formula="of:=[.I10]-[.H10]" office:value-type="float" office:value="3799.979379" calcext:value-type="float">
            <text:p>3799,979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Local</text:p>
          </table:table-cell>
          <table:table-cell table:number-columns-repeated="2" office:value-type="float" office:value="5400" calcext:value-type="float">
            <text:p>5400</text:p>
          </table:table-cell>
          <table:table-cell table:formula="of:=[.C11]-[.D11]" office:value-type="float" office:value="0" calcext:value-type="float">
            <text:p>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.0191261607445" calcext:value-type="float">
            <text:p>2,019</text:p>
          </table:table-cell>
          <table:table-cell office:value-type="float" office:value="0.450185" calcext:value-type="float">
            <text:p>0,450</text:p>
          </table:table-cell>
          <table:table-cell office:value-type="float" office:value="4.845579" calcext:value-type="float">
            <text:p>4,846</text:p>
          </table:table-cell>
          <table:table-cell table:formula="of:=[.I11]-[.H11]" office:value-type="float" office:value="4.395394" calcext:value-type="float">
            <text:p>4,395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Local</text:p>
          </table:table-cell>
          <table:table-cell table:number-columns-repeated="2" office:value-type="float" office:value="5400" calcext:value-type="float">
            <text:p>5400</text:p>
          </table:table-cell>
          <table:table-cell table:formula="of:=[.C12]-[.D12]" office:value-type="float" office:value="0" calcext:value-type="float">
            <text:p>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.94829093462333" calcext:value-type="float">
            <text:p>4,948</text:p>
          </table:table-cell>
          <table:table-cell office:value-type="float" office:value="0.661993" calcext:value-type="float">
            <text:p>0,662</text:p>
          </table:table-cell>
          <table:table-cell office:value-type="float" office:value="30.504275" calcext:value-type="float">
            <text:p>30,504</text:p>
          </table:table-cell>
          <table:table-cell table:formula="of:=[.I12]-[.H12]" office:value-type="float" office:value="29.842282" calcext:value-type="float">
            <text:p>29,842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Local</text:p>
          </table:table-cell>
          <table:table-cell table:number-columns-repeated="2" office:value-type="float" office:value="5400" calcext:value-type="float">
            <text:p>5400</text:p>
          </table:table-cell>
          <table:table-cell table:formula="of:=[.C13]-[.D13]" office:value-type="float" office:value="0" calcext:value-type="float">
            <text:p>0</text:p>
          </table:table-cell>
          <table:table-cell office:value-type="percentage" office:value="1" calcext:value-type="percentage">
            <text:p>100,00%</text:p>
          </table:table-cell>
          <table:table-cell table:number-columns-repeated="4" table:style-name="Default" office:value-type="string" calcext:value-type="string">
            <text:p>N/A</text:p>
          </table:table-cell>
        </table:table-row>
      </table:table>
      <table:table table:name="General" table:style-name="ta1">
        <table:table-column table:style-name="co1" table:number-columns-repeated="5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row table:style-name="ro1">
          <table:table-cell office:value-type="string" calcext:value-type="string">
            <text:p>Workload</text:p>
          </table:table-cell>
          <table:table-cell office:value-type="string" calcext:value-type="string">
            <text:p>Provider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Sucessfull</text:p>
          </table:table-cell>
          <table:table-cell office:value-type="string" calcext:value-type="string">
            <text:p>Fail</text:p>
          </table:table-cell>
          <table:table-cell table:style-name="Default" office:value-type="string" calcext:value-type="string">
            <text:p>Reliability</text:p>
          </table:table-cell>
          <table:table-cell table:style-name="Default" office:value-type="string" calcext:value-type="string">
            <text:p>Agv Exec Time</text:p>
          </table:table-cell>
          <table:table-cell table:style-name="Default" office:value-type="string" calcext:value-type="string">
            <text:p>Min Exec Time</text:p>
          </table:table-cell>
          <table:table-cell table:style-name="Default" office:value-type="string" calcext:value-type="string">
            <text:p>Max Exec Time</text:p>
          </table:table-cell>
          <table:table-cell table:style-name="Default" office:value-type="string" calcext:value-type="string">
            <text:p>Amplitude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Local</text:p>
          </table:table-cell>
          <table:table-cell table:number-columns-repeated="2" office:value-type="float" office:value="5400" calcext:value-type="float">
            <text:p>5400</text:p>
          </table:table-cell>
          <table:table-cell table:formula="of:=[.C2]-[.D2]" office:value-type="float" office:value="0" calcext:value-type="float">
            <text:p>0</text:p>
          </table:table-cell>
          <table:table-cell table:formula="of:=[.D2]/[.C2]" office:value-type="percentage" office:value="1" calcext:value-type="percentage">
            <text:p>100,00%</text:p>
          </table:table-cell>
          <table:table-cell office:value-type="float" office:value="280.099849896667" calcext:value-type="float">
            <text:p>280,100</text:p>
          </table:table-cell>
          <table:table-cell office:value-type="float" office:value="1.127658" calcext:value-type="float">
            <text:p>1,128</text:p>
          </table:table-cell>
          <table:table-cell office:value-type="float" office:value="1321.866563" calcext:value-type="float">
            <text:p>1321,867</text:p>
          </table:table-cell>
          <table:table-cell table:formula="of:=[.I2]-[.H2]" office:value-type="float" office:value="1320.738905" calcext:value-type="float">
            <text:p>1320,739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AWS</text:p>
          </table:table-cell>
          <table:table-cell office:value-type="float" office:value="5400" calcext:value-type="float">
            <text:p>5400</text:p>
          </table:table-cell>
          <table:table-cell office:value-type="float" office:value="5324" calcext:value-type="float">
            <text:p>5324</text:p>
          </table:table-cell>
          <table:table-cell table:formula="of:=[.C3]-[.D3]" office:value-type="float" office:value="76" calcext:value-type="float">
            <text:p>76</text:p>
          </table:table-cell>
          <table:table-cell table:formula="of:=[.D3]/[.C3]" office:value-type="percentage" office:value="0.985925925925926" calcext:value-type="percentage">
            <text:p>98,59%</text:p>
          </table:table-cell>
          <table:table-cell office:value-type="float" office:value="9.82603751126972" calcext:value-type="float">
            <text:p>9,826</text:p>
          </table:table-cell>
          <table:table-cell office:value-type="float" office:value="0.00000000982603751126972" calcext:value-type="float">
            <text:p>0,000</text:p>
          </table:table-cell>
          <table:table-cell office:value-type="float" office:value="22.656882" calcext:value-type="float">
            <text:p>22,657</text:p>
          </table:table-cell>
          <table:table-cell table:formula="of:=[.I3]-[.H3]" office:value-type="float" office:value="22.656881990174" calcext:value-type="float">
            <text:p>22,657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GCP</text:p>
          </table:table-cell>
          <table:table-cell office:value-type="float" office:value="5400" calcext:value-type="float">
            <text:p>5400</text:p>
          </table:table-cell>
          <table:table-cell office:value-type="float" office:value="5291" calcext:value-type="float">
            <text:p>5291</text:p>
          </table:table-cell>
          <table:table-cell table:formula="of:=[.C4]-[.D11]" office:value-type="float" office:value="81" calcext:value-type="float">
            <text:p>81</text:p>
          </table:table-cell>
          <table:table-cell table:formula="of:=[.D11]/[.C4]" office:value-type="percentage" office:value="0.985" calcext:value-type="percentage">
            <text:p>98,50%</text:p>
          </table:table-cell>
          <table:table-cell office:value-type="float" office:value="16.0149468434783" calcext:value-type="float">
            <text:p>16,015</text:p>
          </table:table-cell>
          <table:table-cell office:value-type="float" office:value="2.000767" calcext:value-type="float">
            <text:p>2,001</text:p>
          </table:table-cell>
          <table:table-cell office:value-type="float" office:value="55.18417" calcext:value-type="float">
            <text:p>55,184</text:p>
          </table:table-cell>
          <table:table-cell table:formula="of:=[.I4]-[.H4]" office:value-type="float" office:value="53.183403" calcext:value-type="float">
            <text:p>53,183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Azure</text:p>
          </table:table-cell>
          <table:table-cell office:value-type="float" office:value="5400" calcext:value-type="float">
            <text:p>5400</text:p>
          </table:table-cell>
          <table:table-cell office:value-type="float" office:value="2012" calcext:value-type="float">
            <text:p>2012</text:p>
          </table:table-cell>
          <table:table-cell table:formula="of:=[.C5]-[.D5]" office:value-type="float" office:value="3388" calcext:value-type="float">
            <text:p>3388</text:p>
          </table:table-cell>
          <table:table-cell table:formula="of:=[.D5]/[.C5]" office:value-type="percentage" office:value="0.372592592592593" calcext:value-type="percentage">
            <text:p>37,26%</text:p>
          </table:table-cell>
          <table:table-cell office:value-type="float" office:value="58.7588160785288" calcext:value-type="float">
            <text:p>58,759</text:p>
          </table:table-cell>
          <table:table-cell office:value-type="float" office:value="6.325185" calcext:value-type="float">
            <text:p>6,325</text:p>
          </table:table-cell>
          <table:table-cell office:value-type="float" office:value="120.149658" calcext:value-type="float">
            <text:p>120,150</text:p>
          </table:table-cell>
          <table:table-cell table:formula="of:=[.I5]-[.H5]" office:value-type="float" office:value="113.824473" calcext:value-type="float">
            <text:p>113,824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Local</text:p>
          </table:table-cell>
          <table:table-cell table:number-columns-repeated="2" office:value-type="float" office:value="5400" calcext:value-type="float">
            <text:p>5400</text:p>
          </table:table-cell>
          <table:table-cell table:formula="of:=[.C6]-[.D6]" office:value-type="float" office:value="0" calcext:value-type="float">
            <text:p>0</text:p>
          </table:table-cell>
          <table:table-cell table:formula="of:=[.D6]/[.C6]" office:value-type="percentage" office:value="1" calcext:value-type="percentage">
            <text:p>100,00%</text:p>
          </table:table-cell>
          <table:table-cell office:value-type="float" office:value="388.521452951481" calcext:value-type="float">
            <text:p>388,521</text:p>
          </table:table-cell>
          <table:table-cell office:value-type="float" office:value="0.532484" calcext:value-type="float">
            <text:p>0,532</text:p>
          </table:table-cell>
          <table:table-cell office:value-type="float" office:value="2386.06259" calcext:value-type="float">
            <text:p>2386,063</text:p>
          </table:table-cell>
          <table:table-cell table:formula="of:=[.I6]-[.H6]" office:value-type="float" office:value="2385.530106" calcext:value-type="float">
            <text:p>2385,530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AWS</text:p>
          </table:table-cell>
          <table:table-cell office:value-type="float" office:value="5400" calcext:value-type="float">
            <text:p>5400</text:p>
          </table:table-cell>
          <table:table-cell office:value-type="float" office:value="3552" calcext:value-type="float">
            <text:p>3552</text:p>
          </table:table-cell>
          <table:table-cell table:formula="of:=[.C7]-[.D7]" office:value-type="float" office:value="1848" calcext:value-type="float">
            <text:p>1848</text:p>
          </table:table-cell>
          <table:table-cell table:formula="of:=[.D7]/[.C7]" office:value-type="percentage" office:value="0.657777777777778" calcext:value-type="percentage">
            <text:p>65,78%</text:p>
          </table:table-cell>
          <table:table-cell office:value-type="float" office:value="2.48347628490991" calcext:value-type="float">
            <text:p>2,483</text:p>
          </table:table-cell>
          <table:table-cell office:value-type="float" office:value="1.121895" calcext:value-type="float">
            <text:p>1,122</text:p>
          </table:table-cell>
          <table:table-cell office:value-type="float" office:value="6.592692" calcext:value-type="float">
            <text:p>6,593</text:p>
          </table:table-cell>
          <table:table-cell table:formula="of:=[.I7]-[.H7]" office:value-type="float" office:value="5.470797" calcext:value-type="float">
            <text:p>5,471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GCP</text:p>
          </table:table-cell>
          <table:table-cell office:value-type="float" office:value="5400" calcext:value-type="float">
            <text:p>5400</text:p>
          </table:table-cell>
          <table:table-cell office:value-type="float" office:value="3155" calcext:value-type="float">
            <text:p>3155</text:p>
          </table:table-cell>
          <table:table-cell table:formula="of:=[.C8]-[.D8]" office:value-type="float" office:value="2245" calcext:value-type="float">
            <text:p>2245</text:p>
          </table:table-cell>
          <table:table-cell table:formula="of:=[.D8]/[.C8]" office:value-type="percentage" office:value="0.584259259259259" calcext:value-type="percentage">
            <text:p>58,43%</text:p>
          </table:table-cell>
          <table:table-cell office:value-type="float" office:value="6.70535235911252" calcext:value-type="float">
            <text:p>6,705</text:p>
          </table:table-cell>
          <table:table-cell office:value-type="float" office:value="1.843238" calcext:value-type="float">
            <text:p>1,843</text:p>
          </table:table-cell>
          <table:table-cell office:value-type="float" office:value="26.486061" calcext:value-type="float">
            <text:p>26,486</text:p>
          </table:table-cell>
          <table:table-cell table:formula="of:=[.I8]-[.H8]" office:value-type="float" office:value="24.642823" calcext:value-type="float">
            <text:p>24,643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Azure</text:p>
          </table:table-cell>
          <table:table-cell office:value-type="float" office:value="5400" calcext:value-type="float">
            <text:p>5400</text:p>
          </table:table-cell>
          <table:table-cell office:value-type="float" office:value="1628" calcext:value-type="float">
            <text:p>1628</text:p>
          </table:table-cell>
          <table:table-cell table:formula="of:=[.C9]-[.D9]" office:value-type="float" office:value="3772" calcext:value-type="float">
            <text:p>3772</text:p>
          </table:table-cell>
          <table:table-cell table:formula="of:=[.D9]/[.C9]" office:value-type="percentage" office:value="0.301481481481481" calcext:value-type="percentage">
            <text:p>30,15%</text:p>
          </table:table-cell>
          <table:table-cell office:value-type="float" office:value="69.9637044914005" calcext:value-type="float">
            <text:p>69,964</text:p>
          </table:table-cell>
          <table:table-cell office:value-type="float" office:value="9.283264" calcext:value-type="float">
            <text:p>9,283</text:p>
          </table:table-cell>
          <table:table-cell office:value-type="float" office:value="114.79633" calcext:value-type="float">
            <text:p>114,796</text:p>
          </table:table-cell>
          <table:table-cell table:formula="of:=[.I9]-[.H9]" office:value-type="float" office:value="105.513066" calcext:value-type="float">
            <text:p>105,513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Local</text:p>
          </table:table-cell>
          <table:table-cell table:number-columns-repeated="2" office:value-type="float" office:value="5400" calcext:value-type="float">
            <text:p>5400</text:p>
          </table:table-cell>
          <table:table-cell table:formula="of:=[.C10]-[.D10]" office:value-type="float" office:value="0" calcext:value-type="float">
            <text:p>0</text:p>
          </table:table-cell>
          <table:table-cell table:formula="of:=[.D10]/[.C10]" office:value-type="percentage" office:value="1" calcext:value-type="percentage">
            <text:p>100,00%</text:p>
          </table:table-cell>
          <table:table-cell office:value-type="float" office:value="415.180696326296" calcext:value-type="float">
            <text:p>415,181</text:p>
          </table:table-cell>
          <table:table-cell office:value-type="float" office:value="1.271848" calcext:value-type="float">
            <text:p>1,272</text:p>
          </table:table-cell>
          <table:table-cell office:value-type="float" office:value="3801.251227" calcext:value-type="float">
            <text:p>3801,251</text:p>
          </table:table-cell>
          <table:table-cell table:formula="of:=[.I10]-[.H10]" office:value-type="float" office:value="3799.979379" calcext:value-type="float">
            <text:p>3799,979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AWS</text:p>
          </table:table-cell>
          <table:table-cell office:value-type="float" office:value="5400" calcext:value-type="float">
            <text:p>5400</text:p>
          </table:table-cell>
          <table:table-cell office:value-type="float" office:value="5319" calcext:value-type="float">
            <text:p>5319</text:p>
          </table:table-cell>
          <table:table-cell table:formula="of:=[.C11]-[.D11]" office:value-type="float" office:value="81" calcext:value-type="float">
            <text:p>81</text:p>
          </table:table-cell>
          <table:table-cell table:formula="of:=[.D11]/[.C11]" office:value-type="percentage" office:value="0.985" calcext:value-type="percentage">
            <text:p>98,50%</text:p>
          </table:table-cell>
          <table:table-cell office:value-type="float" office:value="2.0191261607445" calcext:value-type="float">
            <text:p>2,019</text:p>
          </table:table-cell>
          <table:table-cell office:value-type="float" office:value="0.450185" calcext:value-type="float">
            <text:p>0,450</text:p>
          </table:table-cell>
          <table:table-cell office:value-type="float" office:value="4.845579" calcext:value-type="float">
            <text:p>4,846</text:p>
          </table:table-cell>
          <table:table-cell table:formula="of:=[.I11]-[.H11]" office:value-type="float" office:value="4.395394" calcext:value-type="float">
            <text:p>4,395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GCP</text:p>
          </table:table-cell>
          <table:table-cell office:value-type="float" office:value="5400" calcext:value-type="float">
            <text:p>5400</text:p>
          </table:table-cell>
          <table:table-cell office:value-type="float" office:value="5323" calcext:value-type="float">
            <text:p>5323</text:p>
          </table:table-cell>
          <table:table-cell table:formula="of:=[.C12]-[.D12]" office:value-type="float" office:value="77" calcext:value-type="float">
            <text:p>77</text:p>
          </table:table-cell>
          <table:table-cell table:formula="of:=[.D12]/[.C12]" office:value-type="percentage" office:value="0.985740740740741" calcext:value-type="percentage">
            <text:p>98,57%</text:p>
          </table:table-cell>
          <table:table-cell office:value-type="float" office:value="4.94829093462333" calcext:value-type="float">
            <text:p>4,948</text:p>
          </table:table-cell>
          <table:table-cell office:value-type="float" office:value="0.661993" calcext:value-type="float">
            <text:p>0,662</text:p>
          </table:table-cell>
          <table:table-cell office:value-type="float" office:value="30.504275" calcext:value-type="float">
            <text:p>30,504</text:p>
          </table:table-cell>
          <table:table-cell table:formula="of:=[.I12]-[.H12]" office:value-type="float" office:value="29.842282" calcext:value-type="float">
            <text:p>29,842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Azure</text:p>
          </table:table-cell>
          <table:table-cell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table:formula="of:=[.C13]-[.D13]" office:value-type="float" office:value="5400" calcext:value-type="float">
            <text:p>5400</text:p>
          </table:table-cell>
          <table:table-cell table:formula="of:=[.D13]/[.C13]" office:value-type="percentage" office:value="0" calcext:value-type="percentage">
            <text:p>0,00%</text:p>
          </table:table-cell>
          <table:table-cell table:number-columns-repeated="4" table:style-name="Default" office:value-type="string" calcext:value-type="string">
            <text:p>N/A</text:p>
          </table:table-cell>
        </table:table-row>
      </table:table>
      <table:table table:name="General_3" table:style-name="ta1">
        <table:table-column table:style-name="co1" table:number-columns-repeated="5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row table:style-name="ro1">
          <table:table-cell office:value-type="string" calcext:value-type="string">
            <text:p>Workload</text:p>
          </table:table-cell>
          <table:table-cell office:value-type="string" calcext:value-type="string">
            <text:p>Provider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Sucessfull</text:p>
          </table:table-cell>
          <table:table-cell office:value-type="string" calcext:value-type="string">
            <text:p>Fail</text:p>
          </table:table-cell>
          <table:table-cell table:style-name="Default" office:value-type="string" calcext:value-type="string">
            <text:p>Reliability</text:p>
          </table:table-cell>
          <table:table-cell table:style-name="Default" office:value-type="string" calcext:value-type="string">
            <text:p>Agv Exec Time</text:p>
          </table:table-cell>
          <table:table-cell table:style-name="Default" office:value-type="string" calcext:value-type="string">
            <text:p>Min Exec Time</text:p>
          </table:table-cell>
          <table:table-cell table:style-name="Default" office:value-type="string" calcext:value-type="string">
            <text:p>Max Exec Time</text:p>
          </table:table-cell>
          <table:table-cell table:style-name="Default" office:value-type="string" calcext:value-type="string">
            <text:p>Amplitude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Local</text:p>
          </table:table-cell>
          <table:table-cell table:number-columns-repeated="2"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0.099849896667" calcext:value-type="float">
            <text:p>280,100</text:p>
          </table:table-cell>
          <table:table-cell office:value-type="float" office:value="1.127658" calcext:value-type="float">
            <text:p>1,128</text:p>
          </table:table-cell>
          <table:table-cell office:value-type="float" office:value="1321.866563" calcext:value-type="float">
            <text:p>1321,867</text:p>
          </table:table-cell>
          <table:table-cell office:value-type="float" office:value="1320.738905" calcext:value-type="float">
            <text:p>1320,739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AWS</text:p>
          </table:table-cell>
          <table:table-cell office:value-type="float" office:value="5400" calcext:value-type="float">
            <text:p>5400</text:p>
          </table:table-cell>
          <table:table-cell office:value-type="float" office:value="5324" calcext:value-type="float">
            <text:p>5324</text:p>
          </table:table-cell>
          <table:table-cell office:value-type="float" office:value="76" calcext:value-type="float">
            <text:p>76</text:p>
          </table:table-cell>
          <table:table-cell office:value-type="percentage" office:value="0.985925925925926" calcext:value-type="percentage">
            <text:p>98,59%</text:p>
          </table:table-cell>
          <table:table-cell office:value-type="float" office:value="9.82603751126972" calcext:value-type="float">
            <text:p>9,826</text:p>
          </table:table-cell>
          <table:table-cell office:value-type="float" office:value="0.00000000982603751126972" calcext:value-type="float">
            <text:p>0,000</text:p>
          </table:table-cell>
          <table:table-cell office:value-type="float" office:value="22.656882" calcext:value-type="float">
            <text:p>22,657</text:p>
          </table:table-cell>
          <table:table-cell office:value-type="float" office:value="22.656881990174" calcext:value-type="float">
            <text:p>22,657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GCP</text:p>
          </table:table-cell>
          <table:table-cell office:value-type="float" office:value="5400" calcext:value-type="float">
            <text:p>5400</text:p>
          </table:table-cell>
          <table:table-cell office:value-type="float" office:value="5291" calcext:value-type="float">
            <text:p>5291</text:p>
          </table:table-cell>
          <table:table-cell office:value-type="float" office:value="81" calcext:value-type="float">
            <text:p>81</text:p>
          </table:table-cell>
          <table:table-cell office:value-type="percentage" office:value="0.985" calcext:value-type="percentage">
            <text:p>98,50%</text:p>
          </table:table-cell>
          <table:table-cell office:value-type="float" office:value="16.0149468434783" calcext:value-type="float">
            <text:p>16,015</text:p>
          </table:table-cell>
          <table:table-cell office:value-type="float" office:value="2.000767" calcext:value-type="float">
            <text:p>2,001</text:p>
          </table:table-cell>
          <table:table-cell office:value-type="float" office:value="55.18417" calcext:value-type="float">
            <text:p>55,184</text:p>
          </table:table-cell>
          <table:table-cell office:value-type="float" office:value="53.183403" calcext:value-type="float">
            <text:p>53,183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Azure</text:p>
          </table:table-cell>
          <table:table-cell office:value-type="float" office:value="5400" calcext:value-type="float">
            <text:p>5400</text:p>
          </table:table-cell>
          <table:table-cell office:value-type="float" office:value="2012" calcext:value-type="float">
            <text:p>2012</text:p>
          </table:table-cell>
          <table:table-cell office:value-type="float" office:value="3388" calcext:value-type="float">
            <text:p>3388</text:p>
          </table:table-cell>
          <table:table-cell office:value-type="percentage" office:value="0.372592592592593" calcext:value-type="percentage">
            <text:p>37,26%</text:p>
          </table:table-cell>
          <table:table-cell office:value-type="float" office:value="58.7588160785288" calcext:value-type="float">
            <text:p>58,759</text:p>
          </table:table-cell>
          <table:table-cell office:value-type="float" office:value="6.325185" calcext:value-type="float">
            <text:p>6,325</text:p>
          </table:table-cell>
          <table:table-cell office:value-type="float" office:value="120.149658" calcext:value-type="float">
            <text:p>120,150</text:p>
          </table:table-cell>
          <table:table-cell office:value-type="float" office:value="113.824473" calcext:value-type="float">
            <text:p>113,824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Local</text:p>
          </table:table-cell>
          <table:table-cell table:number-columns-repeated="2"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8.521452951481" calcext:value-type="float">
            <text:p>388,521</text:p>
          </table:table-cell>
          <table:table-cell office:value-type="float" office:value="0.532484" calcext:value-type="float">
            <text:p>0,532</text:p>
          </table:table-cell>
          <table:table-cell office:value-type="float" office:value="2386.06259" calcext:value-type="float">
            <text:p>2386,063</text:p>
          </table:table-cell>
          <table:table-cell office:value-type="float" office:value="2385.530106" calcext:value-type="float">
            <text:p>2385,530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AWS</text:p>
          </table:table-cell>
          <table:table-cell office:value-type="float" office:value="5400" calcext:value-type="float">
            <text:p>5400</text:p>
          </table:table-cell>
          <table:table-cell office:value-type="float" office:value="3552" calcext:value-type="float">
            <text:p>3552</text:p>
          </table:table-cell>
          <table:table-cell office:value-type="float" office:value="1848" calcext:value-type="float">
            <text:p>1848</text:p>
          </table:table-cell>
          <table:table-cell office:value-type="percentage" office:value="0.657777777777778" calcext:value-type="percentage">
            <text:p>65,78%</text:p>
          </table:table-cell>
          <table:table-cell office:value-type="float" office:value="2.48347628490991" calcext:value-type="float">
            <text:p>2,483</text:p>
          </table:table-cell>
          <table:table-cell office:value-type="float" office:value="1.121895" calcext:value-type="float">
            <text:p>1,122</text:p>
          </table:table-cell>
          <table:table-cell office:value-type="float" office:value="6.592692" calcext:value-type="float">
            <text:p>6,593</text:p>
          </table:table-cell>
          <table:table-cell office:value-type="float" office:value="5.470797" calcext:value-type="float">
            <text:p>5,471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GCP</text:p>
          </table:table-cell>
          <table:table-cell office:value-type="float" office:value="5400" calcext:value-type="float">
            <text:p>5400</text:p>
          </table:table-cell>
          <table:table-cell office:value-type="float" office:value="3155" calcext:value-type="float">
            <text:p>3155</text:p>
          </table:table-cell>
          <table:table-cell office:value-type="float" office:value="2245" calcext:value-type="float">
            <text:p>2245</text:p>
          </table:table-cell>
          <table:table-cell office:value-type="percentage" office:value="0.584259259259259" calcext:value-type="percentage">
            <text:p>58,43%</text:p>
          </table:table-cell>
          <table:table-cell office:value-type="float" office:value="6.70535235911252" calcext:value-type="float">
            <text:p>6,705</text:p>
          </table:table-cell>
          <table:table-cell office:value-type="float" office:value="1.843238" calcext:value-type="float">
            <text:p>1,843</text:p>
          </table:table-cell>
          <table:table-cell office:value-type="float" office:value="26.486061" calcext:value-type="float">
            <text:p>26,486</text:p>
          </table:table-cell>
          <table:table-cell office:value-type="float" office:value="24.642823" calcext:value-type="float">
            <text:p>24,643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Azure</text:p>
          </table:table-cell>
          <table:table-cell office:value-type="float" office:value="5400" calcext:value-type="float">
            <text:p>5400</text:p>
          </table:table-cell>
          <table:table-cell office:value-type="float" office:value="1628" calcext:value-type="float">
            <text:p>1628</text:p>
          </table:table-cell>
          <table:table-cell office:value-type="float" office:value="3772" calcext:value-type="float">
            <text:p>3772</text:p>
          </table:table-cell>
          <table:table-cell office:value-type="percentage" office:value="0.301481481481481" calcext:value-type="percentage">
            <text:p>30,15%</text:p>
          </table:table-cell>
          <table:table-cell office:value-type="float" office:value="69.9637044914005" calcext:value-type="float">
            <text:p>69,964</text:p>
          </table:table-cell>
          <table:table-cell office:value-type="float" office:value="9.283264" calcext:value-type="float">
            <text:p>9,283</text:p>
          </table:table-cell>
          <table:table-cell office:value-type="float" office:value="114.79633" calcext:value-type="float">
            <text:p>114,796</text:p>
          </table:table-cell>
          <table:table-cell office:value-type="float" office:value="105.513066" calcext:value-type="float">
            <text:p>105,513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Local</text:p>
          </table:table-cell>
          <table:table-cell table:number-columns-repeated="2"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5.180696326296" calcext:value-type="float">
            <text:p>415,181</text:p>
          </table:table-cell>
          <table:table-cell office:value-type="float" office:value="1.271848" calcext:value-type="float">
            <text:p>1,272</text:p>
          </table:table-cell>
          <table:table-cell office:value-type="float" office:value="3801.251227" calcext:value-type="float">
            <text:p>3801,251</text:p>
          </table:table-cell>
          <table:table-cell office:value-type="float" office:value="3799.979379" calcext:value-type="float">
            <text:p>3799,979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AWS</text:p>
          </table:table-cell>
          <table:table-cell office:value-type="float" office:value="5400" calcext:value-type="float">
            <text:p>5400</text:p>
          </table:table-cell>
          <table:table-cell office:value-type="float" office:value="5319" calcext:value-type="float">
            <text:p>5319</text:p>
          </table:table-cell>
          <table:table-cell office:value-type="float" office:value="81" calcext:value-type="float">
            <text:p>81</text:p>
          </table:table-cell>
          <table:table-cell office:value-type="percentage" office:value="0.985" calcext:value-type="percentage">
            <text:p>98,50%</text:p>
          </table:table-cell>
          <table:table-cell office:value-type="float" office:value="2.0191261607445" calcext:value-type="float">
            <text:p>2,019</text:p>
          </table:table-cell>
          <table:table-cell office:value-type="float" office:value="0.450185" calcext:value-type="float">
            <text:p>0,450</text:p>
          </table:table-cell>
          <table:table-cell office:value-type="float" office:value="4.845579" calcext:value-type="float">
            <text:p>4,846</text:p>
          </table:table-cell>
          <table:table-cell office:value-type="float" office:value="4.395394" calcext:value-type="float">
            <text:p>4,395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GCP</text:p>
          </table:table-cell>
          <table:table-cell office:value-type="float" office:value="5400" calcext:value-type="float">
            <text:p>5400</text:p>
          </table:table-cell>
          <table:table-cell office:value-type="float" office:value="5323" calcext:value-type="float">
            <text:p>5323</text:p>
          </table:table-cell>
          <table:table-cell office:value-type="float" office:value="77" calcext:value-type="float">
            <text:p>77</text:p>
          </table:table-cell>
          <table:table-cell office:value-type="percentage" office:value="0.985740740740741" calcext:value-type="percentage">
            <text:p>98,57%</text:p>
          </table:table-cell>
          <table:table-cell office:value-type="float" office:value="4.94829093462333" calcext:value-type="float">
            <text:p>4,948</text:p>
          </table:table-cell>
          <table:table-cell office:value-type="float" office:value="0.661993" calcext:value-type="float">
            <text:p>0,662</text:p>
          </table:table-cell>
          <table:table-cell office:value-type="float" office:value="30.504275" calcext:value-type="float">
            <text:p>30,504</text:p>
          </table:table-cell>
          <table:table-cell office:value-type="float" office:value="29.842282" calcext:value-type="float">
            <text:p>29,842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Azure</text:p>
          </table:table-cell>
          <table:table-cell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percentage" office:value="0" calcext:value-type="percentage">
            <text:p>0,00%</text:p>
          </table:table-cell>
          <table:table-cell table:number-columns-repeated="4" table:style-name="Default" office:value-type="string" calcext:value-type="string">
            <text:p>N/A</text:p>
          </table:table-cell>
        </table:table-row>
      </table:table>
      <table:table table:name="avg_exec_time_cpu" table:style-name="ta1">
        <table:shapes>
          <draw:frame draw:z-index="0" draw:style-name="gr1" draw:text-style-name="P1" svg:width="25cm" svg:height="15cm" svg:x="10.4cm" svg:y="0.452cm">
            <draw:object draw:notify-on-update-of-ranges="avg_exec_time_cpu.A1:avg_exec_time_cpu.B1 avg_exec_time_cpu.A2:avg_exec_time_cpu.B5 avg_exec_time_cpu.C1:avg_exec_time_cpu.C1 avg_exec_time_cpu.C2:avg_exec_time_cpu.C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row table:style-name="ro1">
          <table:table-cell office:value-type="string" calcext:value-type="string">
            <text:p>Workload</text:p>
          </table:table-cell>
          <table:table-cell office:value-type="string" calcext:value-type="string">
            <text:p>Provider</text:p>
          </table:table-cell>
          <table:table-cell table:style-name="Default" office:value-type="string" calcext:value-type="string">
            <text:p>Average Execution Time (s)</text:p>
          </table:table-cell>
          <table:table-cell table:style-name="Default" office:value-type="string" calcext:value-type="string">
            <text:p>Min Exec Time</text:p>
          </table:table-cell>
          <table:table-cell table:style-name="Default" office:value-type="string" calcext:value-type="string">
            <text:p>Max Exec Time</text:p>
          </table:table-cell>
          <table:table-cell table:style-name="Default" office:value-type="string" calcext:value-type="string">
            <text:p>Amplitude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Local</text:p>
          </table:table-cell>
          <table:table-cell office:value-type="float" office:value="280.099849896667" calcext:value-type="float">
            <text:p>280,100</text:p>
          </table:table-cell>
          <table:table-cell office:value-type="float" office:value="1.127658" calcext:value-type="float">
            <text:p>1,128</text:p>
          </table:table-cell>
          <table:table-cell office:value-type="float" office:value="1321.866563" calcext:value-type="float">
            <text:p>1321,867</text:p>
          </table:table-cell>
          <table:table-cell office:value-type="float" office:value="1320.738905" calcext:value-type="float">
            <text:p>1320,739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AWS</text:p>
          </table:table-cell>
          <table:table-cell office:value-type="float" office:value="9.82603751126972" calcext:value-type="float">
            <text:p>9,826</text:p>
          </table:table-cell>
          <table:table-cell office:value-type="float" office:value="0.00000000982603751126972" calcext:value-type="float">
            <text:p>0,000</text:p>
          </table:table-cell>
          <table:table-cell office:value-type="float" office:value="22.656882" calcext:value-type="float">
            <text:p>22,657</text:p>
          </table:table-cell>
          <table:table-cell office:value-type="float" office:value="22.656881990174" calcext:value-type="float">
            <text:p>22,657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GCP</text:p>
          </table:table-cell>
          <table:table-cell office:value-type="float" office:value="16.0149468434783" calcext:value-type="float">
            <text:p>16,015</text:p>
          </table:table-cell>
          <table:table-cell office:value-type="float" office:value="2.000767" calcext:value-type="float">
            <text:p>2,001</text:p>
          </table:table-cell>
          <table:table-cell office:value-type="float" office:value="55.18417" calcext:value-type="float">
            <text:p>55,184</text:p>
          </table:table-cell>
          <table:table-cell office:value-type="float" office:value="53.183403" calcext:value-type="float">
            <text:p>53,183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Azure</text:p>
          </table:table-cell>
          <table:table-cell office:value-type="float" office:value="58.7588160785288" calcext:value-type="float">
            <text:p>58,759</text:p>
          </table:table-cell>
          <table:table-cell office:value-type="float" office:value="6.325185" calcext:value-type="float">
            <text:p>6,325</text:p>
          </table:table-cell>
          <table:table-cell office:value-type="float" office:value="120.149658" calcext:value-type="float">
            <text:p>120,150</text:p>
          </table:table-cell>
          <table:table-cell office:value-type="float" office:value="113.824473" calcext:value-type="float">
            <text:p>113,824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Local</text:p>
          </table:table-cell>
          <table:table-cell office:value-type="float" office:value="388.521452951481" calcext:value-type="float">
            <text:p>388,521</text:p>
          </table:table-cell>
          <table:table-cell office:value-type="float" office:value="0.532484" calcext:value-type="float">
            <text:p>0,532</text:p>
          </table:table-cell>
          <table:table-cell office:value-type="float" office:value="2386.06259" calcext:value-type="float">
            <text:p>2386,063</text:p>
          </table:table-cell>
          <table:table-cell office:value-type="float" office:value="2385.530106" calcext:value-type="float">
            <text:p>2385,530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AWS</text:p>
          </table:table-cell>
          <table:table-cell office:value-type="float" office:value="2.48347628490991" calcext:value-type="float">
            <text:p>2,483</text:p>
          </table:table-cell>
          <table:table-cell office:value-type="float" office:value="1.121895" calcext:value-type="float">
            <text:p>1,122</text:p>
          </table:table-cell>
          <table:table-cell office:value-type="float" office:value="6.592692" calcext:value-type="float">
            <text:p>6,593</text:p>
          </table:table-cell>
          <table:table-cell office:value-type="float" office:value="5.470797" calcext:value-type="float">
            <text:p>5,471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GCP</text:p>
          </table:table-cell>
          <table:table-cell office:value-type="float" office:value="6.70535235911252" calcext:value-type="float">
            <text:p>6,705</text:p>
          </table:table-cell>
          <table:table-cell office:value-type="float" office:value="1.843238" calcext:value-type="float">
            <text:p>1,843</text:p>
          </table:table-cell>
          <table:table-cell office:value-type="float" office:value="26.486061" calcext:value-type="float">
            <text:p>26,486</text:p>
          </table:table-cell>
          <table:table-cell office:value-type="float" office:value="24.642823" calcext:value-type="float">
            <text:p>24,643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Azure</text:p>
          </table:table-cell>
          <table:table-cell office:value-type="float" office:value="69.9637044914005" calcext:value-type="float">
            <text:p>69,964</text:p>
          </table:table-cell>
          <table:table-cell office:value-type="float" office:value="9.283264" calcext:value-type="float">
            <text:p>9,283</text:p>
          </table:table-cell>
          <table:table-cell office:value-type="float" office:value="114.79633" calcext:value-type="float">
            <text:p>114,796</text:p>
          </table:table-cell>
          <table:table-cell office:value-type="float" office:value="105.513066" calcext:value-type="float">
            <text:p>105,513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Local</text:p>
          </table:table-cell>
          <table:table-cell office:value-type="float" office:value="415.180696326296" calcext:value-type="float">
            <text:p>415,181</text:p>
          </table:table-cell>
          <table:table-cell office:value-type="float" office:value="1.271848" calcext:value-type="float">
            <text:p>1,272</text:p>
          </table:table-cell>
          <table:table-cell office:value-type="float" office:value="3801.251227" calcext:value-type="float">
            <text:p>3801,251</text:p>
          </table:table-cell>
          <table:table-cell office:value-type="float" office:value="3799.979379" calcext:value-type="float">
            <text:p>3799,979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AWS</text:p>
          </table:table-cell>
          <table:table-cell office:value-type="float" office:value="2.0191261607445" calcext:value-type="float">
            <text:p>2,019</text:p>
          </table:table-cell>
          <table:table-cell office:value-type="float" office:value="0.450185" calcext:value-type="float">
            <text:p>0,450</text:p>
          </table:table-cell>
          <table:table-cell office:value-type="float" office:value="4.845579" calcext:value-type="float">
            <text:p>4,846</text:p>
          </table:table-cell>
          <table:table-cell office:value-type="float" office:value="4.395394" calcext:value-type="float">
            <text:p>4,395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GCP</text:p>
          </table:table-cell>
          <table:table-cell office:value-type="float" office:value="4.94829093462333" calcext:value-type="float">
            <text:p>4,948</text:p>
          </table:table-cell>
          <table:table-cell office:value-type="float" office:value="0.661993" calcext:value-type="float">
            <text:p>0,662</text:p>
          </table:table-cell>
          <table:table-cell office:value-type="float" office:value="30.504275" calcext:value-type="float">
            <text:p>30,504</text:p>
          </table:table-cell>
          <table:table-cell office:value-type="float" office:value="29.842282" calcext:value-type="float">
            <text:p>29,842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Azure</text:p>
          </table:table-cell>
          <table:table-cell table:number-columns-repeated="4" table:style-name="Default" office:value-type="string" calcext:value-type="string">
            <text:p>N/A</text:p>
          </table:table-cell>
        </table:table-row>
      </table:table>
      <table:table table:name="avg_exec_time_mem" table:style-name="ta1">
        <table:shapes>
          <draw:frame draw:z-index="0" draw:style-name="gr1" draw:text-style-name="P1" svg:width="25cm" svg:height="15cm" svg:x="7.873cm" svg:y="0.106cm">
            <draw:object draw:notify-on-update-of-ranges="avg_exec_time_mem.A1:avg_exec_time_mem.B1 avg_exec_time_mem.A2:avg_exec_time_mem.B5 avg_exec_time_mem.C1:avg_exec_time_mem.C1 avg_exec_time_mem.C2:avg_exec_time_mem.C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" table:default-cell-style-name="ce2"/>
        <table:table-row table:style-name="ro1">
          <table:table-cell office:value-type="string" calcext:value-type="string">
            <text:p>Workload</text:p>
          </table:table-cell>
          <table:table-cell office:value-type="string" calcext:value-type="string">
            <text:p>Provider</text:p>
          </table:table-cell>
          <table:table-cell table:style-name="Default" office:value-type="string" calcext:value-type="string">
            <text:p>Average Execution Time (s)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Local</text:p>
          </table:table-cell>
          <table:table-cell office:value-type="float" office:value="388.521452951481" calcext:value-type="float">
            <text:p>388,521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AWS</text:p>
          </table:table-cell>
          <table:table-cell office:value-type="float" office:value="2.48347628490991" calcext:value-type="float">
            <text:p>2,483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GCP</text:p>
          </table:table-cell>
          <table:table-cell office:value-type="float" office:value="6.70535235911252" calcext:value-type="float">
            <text:p>6,705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Azure</text:p>
          </table:table-cell>
          <table:table-cell office:value-type="float" office:value="69.9637044914005" calcext:value-type="float">
            <text:p>69,964</text:p>
          </table:table-cell>
        </table:table-row>
      </table:table>
      <table:table table:name="avg_exec_time_io" table:style-name="ta1">
        <table:shapes>
          <draw:frame draw:z-index="0" draw:style-name="gr1" draw:text-style-name="P1" svg:width="25cm" svg:height="15cm" svg:x="8.846cm" svg:y="0.79cm">
            <draw:object draw:notify-on-update-of-ranges="avg_exec_time_io.A1:avg_exec_time_io.B1 avg_exec_time_io.A2:avg_exec_time_io.B5 avg_exec_time_io.C1:avg_exec_time_io.C1 avg_exec_time_io.C2:avg_exec_time_io.C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" table:default-cell-style-name="ce2"/>
        <table:table-row table:style-name="ro1">
          <table:table-cell office:value-type="string" calcext:value-type="string">
            <text:p>Workload</text:p>
          </table:table-cell>
          <table:table-cell office:value-type="string" calcext:value-type="string">
            <text:p>Provider</text:p>
          </table:table-cell>
          <table:table-cell table:style-name="Default" office:value-type="string" calcext:value-type="string">
            <text:p>Average Execution Time (s)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Local</text:p>
          </table:table-cell>
          <table:table-cell office:value-type="float" office:value="415.180696326296" calcext:value-type="float">
            <text:p>415,181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AWS</text:p>
          </table:table-cell>
          <table:table-cell office:value-type="float" office:value="2.0191261607445" calcext:value-type="float">
            <text:p>2,019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GCP</text:p>
          </table:table-cell>
          <table:table-cell office:value-type="float" office:value="4.94829093462333" calcext:value-type="float">
            <text:p>4,948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Azure</text:p>
          </table:table-cell>
          <table:table-cell table:style-name="Default" office:value-type="string" calcext:value-type="string">
            <text:p>N/A</text:p>
          </table:table-cell>
        </table:table-row>
      </table:table>
      <table:table table:name="min_max_providers" table:style-name="ta1">
        <table:shapes>
          <draw:frame draw:z-index="0" draw:style-name="gr1" draw:text-style-name="P1" svg:width="25cm" svg:height="15cm" svg:x="18.294cm" svg:y="0.373cm">
            <draw:object draw:notify-on-update-of-ranges="min_max_providers.A1:min_max_providers.B1 min_max_providers.A2:min_max_providers.B12 min_max_providers.C1:min_max_providers.C1 min_max_providers.C2:min_max_providers.C12 min_max_providers.D1:min_max_providers.D1 min_max_providers.D2:min_max_providers.D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4" table:default-cell-style-name="ce5"/>
        <table:table-column table:style-name="co6" table:default-cell-style-name="ce5"/>
        <table:table-column table:style-name="co1" table:default-cell-style-name="ce5"/>
        <table:table-row table:style-name="ro1">
          <table:table-cell office:value-type="string" calcext:value-type="string">
            <text:p>Workload</text:p>
          </table:table-cell>
          <table:table-cell office:value-type="string" calcext:value-type="string">
            <text:p>Provider</text:p>
          </table:table-cell>
          <table:table-cell table:style-name="Default" office:value-type="string" calcext:value-type="string">
            <text:p>Minimal Execution Time</text:p>
          </table:table-cell>
          <table:table-cell table:style-name="Default" office:value-type="string" calcext:value-type="string">
            <text:p>Maximal Execution Time</text:p>
          </table:table-cell>
          <table:table-cell table:style-name="Default" office:value-type="string" calcext:value-type="string">
            <text:p>Amplitude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AWS</text:p>
          </table:table-cell>
          <table:table-cell table:style-name="ce2" office:value-type="float" office:value="0.450185" calcext:value-type="float">
            <text:p>0,450</text:p>
          </table:table-cell>
          <table:table-cell table:style-name="ce2" office:value-type="float" office:value="4.845579" calcext:value-type="float">
            <text:p>4,846</text:p>
          </table:table-cell>
          <table:table-cell table:style-name="ce2" office:value-type="float" office:value="4.395394" calcext:value-type="float">
            <text:p>4,395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AWS</text:p>
          </table:table-cell>
          <table:table-cell office:value-type="float" office:value="1.121" calcext:value-type="float">
            <text:p>1,1</text:p>
          </table:table-cell>
          <table:table-cell office:value-type="float" office:value="6.5" calcext:value-type="float">
            <text:p>6,5</text:p>
          </table:table-cell>
          <table:table-cell office:value-type="float" office:value="5.470797" calcext:value-type="float">
            <text:p>5,5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AWS</text:p>
          </table:table-cell>
          <table:table-cell office:value-type="float" office:value="0.00000000982603751126972" calcext:value-type="float">
            <text:p>0,0</text:p>
          </table:table-cell>
          <table:table-cell office:value-type="float" office:value="22.656882" calcext:value-type="float">
            <text:p>22,7</text:p>
          </table:table-cell>
          <table:table-cell office:value-type="float" office:value="22.656881990174" calcext:value-type="float">
            <text:p>22,7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GCP</text:p>
          </table:table-cell>
          <table:table-cell office:value-type="float" office:value="1.843238" calcext:value-type="float">
            <text:p>1,8</text:p>
          </table:table-cell>
          <table:table-cell office:value-type="float" office:value="26.486061" calcext:value-type="float">
            <text:p>26,5</text:p>
          </table:table-cell>
          <table:table-cell office:value-type="float" office:value="24.642823" calcext:value-type="float">
            <text:p>24,6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GCP</text:p>
          </table:table-cell>
          <table:table-cell office:value-type="float" office:value="0.661993" calcext:value-type="float">
            <text:p>0,7</text:p>
          </table:table-cell>
          <table:table-cell office:value-type="float" office:value="30.504275" calcext:value-type="float">
            <text:p>30,5</text:p>
          </table:table-cell>
          <table:table-cell office:value-type="float" office:value="29.842282" calcext:value-type="float">
            <text:p>29,8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GCP</text:p>
          </table:table-cell>
          <table:table-cell office:value-type="float" office:value="2.000767" calcext:value-type="float">
            <text:p>2,0</text:p>
          </table:table-cell>
          <table:table-cell office:value-type="float" office:value="55.18417" calcext:value-type="float">
            <text:p>55,2</text:p>
          </table:table-cell>
          <table:table-cell office:value-type="float" office:value="53.183403" calcext:value-type="float">
            <text:p>53,2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Azure</text:p>
          </table:table-cell>
          <table:table-cell office:value-type="float" office:value="9.283264" calcext:value-type="float">
            <text:p>9,3</text:p>
          </table:table-cell>
          <table:table-cell office:value-type="float" office:value="114.79633" calcext:value-type="float">
            <text:p>114,8</text:p>
          </table:table-cell>
          <table:table-cell office:value-type="float" office:value="105.513066" calcext:value-type="float">
            <text:p>105,5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Azure</text:p>
          </table:table-cell>
          <table:table-cell office:value-type="float" office:value="6.325185" calcext:value-type="float">
            <text:p>6,3</text:p>
          </table:table-cell>
          <table:table-cell office:value-type="float" office:value="120.149658" calcext:value-type="float">
            <text:p>120,1</text:p>
          </table:table-cell>
          <table:table-cell office:value-type="float" office:value="113.824473" calcext:value-type="float">
            <text:p>113,8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Local</text:p>
          </table:table-cell>
          <table:table-cell office:value-type="float" office:value="1.127658" calcext:value-type="float">
            <text:p>1,1</text:p>
          </table:table-cell>
          <table:table-cell office:value-type="float" office:value="1321.866563" calcext:value-type="float">
            <text:p>1321,9</text:p>
          </table:table-cell>
          <table:table-cell office:value-type="float" office:value="1320.738905" calcext:value-type="float">
            <text:p>1320,7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Local</text:p>
          </table:table-cell>
          <table:table-cell office:value-type="float" office:value="0.532484" calcext:value-type="float">
            <text:p>0,5</text:p>
          </table:table-cell>
          <table:table-cell office:value-type="float" office:value="2386.06259" calcext:value-type="float">
            <text:p>2386,1</text:p>
          </table:table-cell>
          <table:table-cell office:value-type="float" office:value="2385.530106" calcext:value-type="float">
            <text:p>2385,5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Local</text:p>
          </table:table-cell>
          <table:table-cell office:value-type="float" office:value="1.271848" calcext:value-type="float">
            <text:p>1,3</text:p>
          </table:table-cell>
          <table:table-cell office:value-type="float" office:value="3801.251227" calcext:value-type="float">
            <text:p>3801,3</text:p>
          </table:table-cell>
          <table:table-cell office:value-type="float" office:value="3799.979379" calcext:value-type="float">
            <text:p>3800,0</text:p>
          </table:table-cell>
        </table:table-row>
      </table:table>
      <table:table table:name="min_max_local" table:style-name="ta1">
        <table:shapes>
          <draw:frame draw:z-index="0" draw:style-name="gr1" draw:text-style-name="P1" svg:width="25cm" svg:height="15cm" svg:x="2.562cm" svg:y="0.346cm">
            <draw:object draw:notify-on-update-of-ranges="min_max_local.A1:min_max_local.B1 min_max_local.A2:min_max_local.B10 min_max_local.C1:min_max_local.C1 min_max_local.C2:min_max_local.C10 min_max_local.D1:min_max_local.D1 min_max_local.D2:min_max_local.D1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4" table:default-cell-style-name="ce2"/>
        <table:table-column table:style-name="co5" table:default-cell-style-name="ce2"/>
        <table:table-column table:style-name="co1" table:visibility="collapse" table:default-cell-style-name="ce2"/>
        <table:table-row table:style-name="ro1">
          <table:table-cell office:value-type="string" calcext:value-type="string">
            <text:p>Workload</text:p>
          </table:table-cell>
          <table:table-cell office:value-type="string" calcext:value-type="string">
            <text:p>Provider</text:p>
          </table:table-cell>
          <table:table-cell table:style-name="Default" office:value-type="string" calcext:value-type="string">
            <text:p>Min Exec Time</text:p>
          </table:table-cell>
          <table:table-cell table:style-name="Default" office:value-type="string" calcext:value-type="string">
            <text:p>Max Exec Time</text:p>
          </table:table-cell>
          <table:table-cell table:style-name="Default" office:value-type="string" calcext:value-type="string">
            <text:p>Amplitude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Local</text:p>
          </table:table-cell>
          <table:table-cell office:value-type="float" office:value="1.127658" calcext:value-type="float">
            <text:p>1,128</text:p>
          </table:table-cell>
          <table:table-cell office:value-type="float" office:value="1321.866563" calcext:value-type="float">
            <text:p>1321,867</text:p>
          </table:table-cell>
          <table:table-cell office:value-type="float" office:value="1320.738905" calcext:value-type="float">
            <text:p>1320,739</text:p>
          </table:table-cell>
        </table:table-row>
        <table:table-row table:style-name="ro1" table:visibility="collapse">
          <table:table-cell office:value-type="string" calcext:value-type="string">
            <text:p>CPU</text:p>
          </table:table-cell>
          <table:table-cell office:value-type="string" calcext:value-type="string">
            <text:p>AWS</text:p>
          </table:table-cell>
          <table:table-cell office:value-type="float" office:value="0.00000000982603751126972" calcext:value-type="float">
            <text:p>0,000</text:p>
          </table:table-cell>
          <table:table-cell office:value-type="float" office:value="22.656882" calcext:value-type="float">
            <text:p>22,657</text:p>
          </table:table-cell>
          <table:table-cell office:value-type="float" office:value="22.656881990174" calcext:value-type="float">
            <text:p>22,657</text:p>
          </table:table-cell>
        </table:table-row>
        <table:table-row table:style-name="ro1" table:visibility="collapse">
          <table:table-cell office:value-type="string" calcext:value-type="string">
            <text:p>CPU</text:p>
          </table:table-cell>
          <table:table-cell office:value-type="string" calcext:value-type="string">
            <text:p>GCP</text:p>
          </table:table-cell>
          <table:table-cell office:value-type="float" office:value="2.000767" calcext:value-type="float">
            <text:p>2,001</text:p>
          </table:table-cell>
          <table:table-cell office:value-type="float" office:value="55.18417" calcext:value-type="float">
            <text:p>55,184</text:p>
          </table:table-cell>
          <table:table-cell office:value-type="float" office:value="53.183403" calcext:value-type="float">
            <text:p>53,183</text:p>
          </table:table-cell>
        </table:table-row>
        <table:table-row table:style-name="ro1" table:visibility="collapse">
          <table:table-cell office:value-type="string" calcext:value-type="string">
            <text:p>CPU</text:p>
          </table:table-cell>
          <table:table-cell office:value-type="string" calcext:value-type="string">
            <text:p>Azure</text:p>
          </table:table-cell>
          <table:table-cell office:value-type="float" office:value="6.325185" calcext:value-type="float">
            <text:p>6,325</text:p>
          </table:table-cell>
          <table:table-cell office:value-type="float" office:value="120.149658" calcext:value-type="float">
            <text:p>120,150</text:p>
          </table:table-cell>
          <table:table-cell office:value-type="float" office:value="113.824473" calcext:value-type="float">
            <text:p>113,824</text:p>
          </table:table-cell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Local</text:p>
          </table:table-cell>
          <table:table-cell office:value-type="float" office:value="0.532484" calcext:value-type="float">
            <text:p>0,532</text:p>
          </table:table-cell>
          <table:table-cell office:value-type="float" office:value="2386.06259" calcext:value-type="float">
            <text:p>2386,063</text:p>
          </table:table-cell>
          <table:table-cell office:value-type="float" office:value="2385.530106" calcext:value-type="float">
            <text:p>2385,530</text:p>
          </table:table-cell>
        </table:table-row>
        <table:table-row table:style-name="ro1" table:visibility="collapse">
          <table:table-cell office:value-type="string" calcext:value-type="string">
            <text:p>Memory</text:p>
          </table:table-cell>
          <table:table-cell office:value-type="string" calcext:value-type="string">
            <text:p>AWS</text:p>
          </table:table-cell>
          <table:table-cell office:value-type="float" office:value="1.121895" calcext:value-type="float">
            <text:p>1,122</text:p>
          </table:table-cell>
          <table:table-cell office:value-type="float" office:value="6.592692" calcext:value-type="float">
            <text:p>6,593</text:p>
          </table:table-cell>
          <table:table-cell office:value-type="float" office:value="5.470797" calcext:value-type="float">
            <text:p>5,471</text:p>
          </table:table-cell>
        </table:table-row>
        <table:table-row table:style-name="ro1" table:visibility="collapse">
          <table:table-cell office:value-type="string" calcext:value-type="string">
            <text:p>Memory</text:p>
          </table:table-cell>
          <table:table-cell office:value-type="string" calcext:value-type="string">
            <text:p>GCP</text:p>
          </table:table-cell>
          <table:table-cell office:value-type="float" office:value="1.843238" calcext:value-type="float">
            <text:p>1,843</text:p>
          </table:table-cell>
          <table:table-cell office:value-type="float" office:value="26.486061" calcext:value-type="float">
            <text:p>26,486</text:p>
          </table:table-cell>
          <table:table-cell office:value-type="float" office:value="24.642823" calcext:value-type="float">
            <text:p>24,643</text:p>
          </table:table-cell>
        </table:table-row>
        <table:table-row table:style-name="ro1" table:visibility="collapse">
          <table:table-cell office:value-type="string" calcext:value-type="string">
            <text:p>Memory</text:p>
          </table:table-cell>
          <table:table-cell office:value-type="string" calcext:value-type="string">
            <text:p>Azure</text:p>
          </table:table-cell>
          <table:table-cell office:value-type="float" office:value="9.283264" calcext:value-type="float">
            <text:p>9,283</text:p>
          </table:table-cell>
          <table:table-cell office:value-type="float" office:value="114.79633" calcext:value-type="float">
            <text:p>114,796</text:p>
          </table:table-cell>
          <table:table-cell office:value-type="float" office:value="105.513066" calcext:value-type="float">
            <text:p>105,513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Local</text:p>
          </table:table-cell>
          <table:table-cell office:value-type="float" office:value="1.271848" calcext:value-type="float">
            <text:p>1,272</text:p>
          </table:table-cell>
          <table:table-cell office:value-type="float" office:value="3801.251227" calcext:value-type="float">
            <text:p>3801,251</text:p>
          </table:table-cell>
          <table:table-cell office:value-type="float" office:value="3799.979379" calcext:value-type="float">
            <text:p>3799,979</text:p>
          </table:table-cell>
        </table:table-row>
        <table:table-row table:style-name="ro1" table:visibility="collapse">
          <table:table-cell office:value-type="string" calcext:value-type="string">
            <text:p>I/O</text:p>
          </table:table-cell>
          <table:table-cell office:value-type="string" calcext:value-type="string">
            <text:p>AWS</text:p>
          </table:table-cell>
          <table:table-cell office:value-type="float" office:value="0.450185" calcext:value-type="float">
            <text:p>0,450</text:p>
          </table:table-cell>
          <table:table-cell office:value-type="float" office:value="4.845579" calcext:value-type="float">
            <text:p>4,846</text:p>
          </table:table-cell>
          <table:table-cell office:value-type="float" office:value="4.395394" calcext:value-type="float">
            <text:p>4,395</text:p>
          </table:table-cell>
        </table:table-row>
        <table:table-row table:style-name="ro1" table:visibility="collapse">
          <table:table-cell office:value-type="string" calcext:value-type="string">
            <text:p>I/O</text:p>
          </table:table-cell>
          <table:table-cell office:value-type="string" calcext:value-type="string">
            <text:p>GCP</text:p>
          </table:table-cell>
          <table:table-cell office:value-type="float" office:value="0.661993" calcext:value-type="float">
            <text:p>0,662</text:p>
          </table:table-cell>
          <table:table-cell office:value-type="float" office:value="30.504275" calcext:value-type="float">
            <text:p>30,504</text:p>
          </table:table-cell>
          <table:table-cell office:value-type="float" office:value="29.842282" calcext:value-type="float">
            <text:p>29,842</text:p>
          </table:table-cell>
        </table:table-row>
        <table:table-row table:style-name="ro1" table:visibility="collapse">
          <table:table-cell office:value-type="string" calcext:value-type="string">
            <text:p>I/O</text:p>
          </table:table-cell>
          <table:table-cell office:value-type="string" calcext:value-type="string">
            <text:p>Azure</text:p>
          </table:table-cell>
          <table:table-cell table:number-columns-repeated="3" table:style-name="Default" office:value-type="string" calcext:value-type="string">
            <text:p>N/A</text:p>
          </table:table-cell>
        </table:table-row>
      </table:table>
      <table:named-expressions/>
      <table:database-ranges>
        <table:database-range table:name="__Anonymous_Sheet_DB__0" table:target-range-address="Reliability.A1:Reliability.F13">
          <table:sort>
            <table:sort-by table:field-number="1" table:data-type="automatic"/>
            <table:sort-by table:field-number="0" table:data-type="automatic"/>
            <table:sort-by table:field-number="5" table:data-type="automatic"/>
          </table:sort>
        </table:database-range>
        <table:database-range table:name="__Anonymous_Sheet_DB__2" table:target-range-address="General_3.A15:General_3.F27">
          <table:sort>
            <table:sort-by table:field-number="1" table:data-type="automatic"/>
            <table:sort-by table:field-number="0" table:data-type="automatic"/>
            <table:sort-by table:field-number="5" table:data-type="automatic"/>
          </table:sort>
        </table:database-range>
        <table:database-range table:name="__Anonymous_Sheet_DB__3" table:target-range-address="avg_exec_time_cpu.A15:avg_exec_time_cpu.B27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4" table:target-range-address="avg_exec_time_mem.A7:avg_exec_time_mem.B19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5" table:target-range-address="avg_exec_time_io.A7:avg_exec_time_io.B19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6" table:target-range-address="min_max_providers.A1:min_max_providers.E12">
          <table:sort>
            <table:sort-by table:field-number="3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7" table:target-range-address="min_max_local.A15:min_max_local.B27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 number:title="User-defined">
      <number:number number:decimal-places="3" loext:min-decimal-places="3" number:min-integer-digits="1"/>
    </number:number-style>
    <number:number-style style:name="N116" number:title="User-defined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 style:data-style-name="N2" text:time-value="05:58:48.8000848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00:17:32.875001488</meta:creation-date>
    <dc:date>2020-09-16T15:33:43.718147504</dc:date>
    <meta:editing-duration>P1DT6H14M42S</meta:editing-duration>
    <meta:editing-cycles>28</meta:editing-cycles>
    <meta:generator>LibreOffice/6.4.4.2$Linux_X86_64 LibreOffice_project/40$Build-2</meta:generator>
    <meta:document-statistic meta:table-count="8" meta:cell-count="623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three-dimensional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true"/>
      <style:graphic-properties draw:stroke="none" draw:fill-color="#5983b0" dr3d:edge-rounding="5%"/>
      <style:text-properties fo:font-size="10pt" style:font-size-asian="10pt" style:font-size-complex="10pt"/>
    </style:style>
    <style:style style:name="ch9" style:family="chart">
      <style:chart-properties chart:solid-type="cuboid" chart:link-data-style-to-source="false" chart:data-label-number="value" chart:data-label-text="false" chart:data-label-symbol="false" chart:label-position="inside" style:rotation-angle="90"/>
      <style:text-properties fo:font-size="14pt"/>
    </style:style>
    <style:style style:name="ch10" style:family="chart" style:data-style-name="N11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729fcf" dr3d:edge-rounding="5%"/>
      <style:text-properties fo:font-size="14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1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b4c7dc" dr3d:edge-rounding="5%"/>
      <style:text-properties fo:font-size="14pt" style:font-size-asian="10pt" style:font-size-complex="10pt"/>
    </style:style>
    <style:style style:name="ch13" style:family="chart" style:data-style-name="N11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3faf46" dr3d:edge-rounding="5%"/>
      <style:text-properties fo:font-size="14pt" style:font-size-asian="10pt" style:font-size-complex="10pt"/>
    </style:style>
    <style:style style:name="ch14" style:family="chart" style:data-style-name="N11">
      <style:chart-properties chart:link-data-style-to-source="false" chart:data-label-number="value" chart:data-label-text="false" chart:data-label-symbol="false" chart:label-position="near-origin"/>
      <style:graphic-properties draw:stroke="none" draw:fill-color="#4a8c52" dr3d:edge-rounding="5%"/>
      <style:text-properties fo:font-size="14pt" fo:font-weight="bold" style:font-size-asian="10pt" style:font-size-complex="10pt"/>
    </style:style>
    <style:style style:name="ch15" style:family="chart">
      <style:chart-properties chart:solid-type="cuboid" style:rotation-angle="90"/>
    </style:style>
    <style:style style:name="ch16" style:family="chart" style:data-style-name="N11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7fd17e" dr3d:edge-rounding="5%"/>
      <style:text-properties fo:font-size="14pt" style:font-size-asian="10pt" style:font-size-complex="10pt"/>
    </style:style>
    <style:style style:name="ch17" style:family="chart" style:data-style-name="N11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ff3838" dr3d:edge-rounding="5%"/>
      <style:text-properties fo:font-size="14pt" style:font-size-asian="10pt" style:font-size-complex="10pt"/>
    </style:style>
    <style:style style:name="ch18" style:family="chart" style:data-style-name="N11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ff6d6d" dr3d:edge-rounding="5%"/>
      <style:text-properties fo:font-size="14pt" style:font-size-asian="10pt" style:font-size-complex="10pt"/>
    </style:style>
    <style:style style:name="ch19" style:family="chart" style:data-style-name="N11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ffaa95" dr3d:edge-rounding="5%"/>
      <style:text-properties fo:font-size="14pt" style:font-size-asian="10pt" style:font-size-complex="10pt"/>
    </style:style>
    <style:style style:name="ch20" style:family="chart" style:data-style-name="N10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999999" dr3d:edge-rounding="5%"/>
      <style:text-properties fo:font-size="14pt" style:font-size-asian="10pt" style:font-size-complex="10pt"/>
    </style:style>
    <style:style style:name="ch21" style:family="chart" style:data-style-name="N10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cccccc" dr3d:edge-rounding="5%"/>
      <style:text-properties fo:font-size="14pt" style:font-size-asian="10pt" style:font-size-complex="10pt"/>
    </style:style>
    <style:style style:name="ch22" style:family="chart">
      <style:chart-properties chart:solid-type="cuboid"/>
      <style:graphic-properties draw:fill-color="#b2b2b2"/>
    </style:style>
    <style:style style:name="ch23" style:family="chart" style:data-style-name="N10">
      <style:chart-properties chart:link-data-style-to-source="false" chart:data-label-number="value" chart:data-label-text="false" chart:data-label-symbol="false" chart:label-position="inside" style:rotation-angle="90"/>
      <style:graphic-properties draw:stroke="none" draw:fill-color="#dddddd" dr3d:edge-rounding="5%"/>
      <style:text-properties fo:font-size="14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2.796cm" svg:height="14.026cm" xlink:href=".." xlink:type="simple" chart:class="chart:bar" chart:style-name="ch1">
        <chart:legend chart:legend-position="bottom" svg:x="0.794cm" svg:y="12.644cm" style:legend-expansion="custom" chartooo:width="21.809cm" chartooo:height="1.32cm" style:legend-expansion-aspect-ratio="16.5219696969697" chart:style-name="ch2"/>
        <chart:plot-area chart:style-name="ch3" table:cell-range-address="Reliability.F1:Reliability.F13 Reliability.A2:Reliability.B13" chart:data-source-has-labels="both" svg:x="0.401cm" svg:y="0.267cm" svg:width="21.997cm" svg:height="12.19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657cm" svg:y="0.267cm" svg:width="19.773cm" svg:height="11.49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Reliability.F1:Reliability.F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Reliability.F2:Reliability.F2" chart:label-cell-address="Reliability.A2:Reliability.B2" chart:class="chart:bar">
            <chart:data-point chart:style-name="ch9"/>
          </chart:series>
          <chart:series chart:style-name="ch10" chart:values-cell-range-address="Reliability.F3:Reliability.F3" chart:label-cell-address="Reliability.A3:Reliability.B3" chart:class="chart:bar">
            <chart:data-point chart:style-name="ch11"/>
          </chart:series>
          <chart:series chart:style-name="ch12" chart:values-cell-range-address="Reliability.F4:Reliability.F4" chart:label-cell-address="Reliability.A4:Reliability.B4" chart:class="chart:bar">
            <chart:data-point chart:style-name="ch11"/>
          </chart:series>
          <chart:series chart:style-name="ch13" chart:values-cell-range-address="Reliability.F5:Reliability.F5" chart:label-cell-address="Reliability.A5:Reliability.B5" chart:class="chart:bar">
            <chart:data-point chart:style-name="ch11"/>
          </chart:series>
          <chart:series chart:style-name="ch14" chart:values-cell-range-address="Reliability.F6:Reliability.F6" chart:label-cell-address="Reliability.A6:Reliability.B6" chart:class="chart:bar">
            <chart:data-point chart:style-name="ch15"/>
          </chart:series>
          <chart:series chart:style-name="ch16" chart:values-cell-range-address="Reliability.F7:Reliability.F7" chart:label-cell-address="Reliability.A7:Reliability.B7" chart:class="chart:bar">
            <chart:data-point chart:style-name="ch11"/>
          </chart:series>
          <chart:series chart:style-name="ch17" chart:values-cell-range-address="Reliability.F8:Reliability.F8" chart:label-cell-address="Reliability.A8:Reliability.B8" chart:class="chart:bar">
            <chart:data-point chart:style-name="ch11"/>
          </chart:series>
          <chart:series chart:style-name="ch18" chart:values-cell-range-address="Reliability.F9:Reliability.F9" chart:label-cell-address="Reliability.A9:Reliability.B9" chart:class="chart:bar">
            <chart:data-point chart:style-name="ch11"/>
          </chart:series>
          <chart:series chart:style-name="ch19" chart:values-cell-range-address="Reliability.F10:Reliability.F10" chart:label-cell-address="Reliability.A10:Reliability.B10" chart:class="chart:bar">
            <chart:data-point chart:style-name="ch11"/>
          </chart:series>
          <chart:series chart:style-name="ch20" chart:values-cell-range-address="Reliability.F11:Reliability.F11" chart:label-cell-address="Reliability.A11:Reliability.B11" chart:class="chart:bar">
            <chart:data-point chart:style-name="ch11"/>
          </chart:series>
          <chart:series chart:style-name="ch21" chart:values-cell-range-address="Reliability.F12:Reliability.F12" chart:label-cell-address="Reliability.A12:Reliability.B12" chart:class="chart:bar">
            <chart:data-point chart:style-name="ch22"/>
          </chart:series>
          <chart:series chart:style-name="ch23" chart:values-cell-range-address="Reliability.F13:Reliability.F13" chart:label-cell-address="Reliability.A13:Reliability.B13" chart:class="chart:bar">
            <chart:data-point chart:style-name="ch11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iability</text:p>
                <draw:g>
                  <svg:desc>Reliability.F1:Reliability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 AWS</text:p>
                <text:list>
                  <text:list-item>
                    <text:p>CPU</text:p>
                  </text:list-item>
                  <text:list-item>
                    <text:p>AWS</text:p>
                  </text:list-item>
                </text:list>
                <draw:g>
                  <svg:desc>Reliability.A2:Reliability.B2</svg:desc>
                </draw:g>
              </table:table-cell>
              <table:table-cell office:value-type="float" office:value="0.985925925925926">
                <text:p>0.985925925925926</text:p>
                <draw:g>
                  <svg:desc>Reliability.F2:Reliability.F2</svg:desc>
                </draw:g>
              </table:table-cell>
            </table:table-row>
            <table:table-row>
              <table:table-cell office:value-type="string">
                <text:p>I/O AWS</text:p>
                <text:list>
                  <text:list-item>
                    <text:p>I/O</text:p>
                  </text:list-item>
                  <text:list-item>
                    <text:p>AWS</text:p>
                  </text:list-item>
                </text:list>
                <draw:g>
                  <svg:desc>Reliability.A3:Reliability.B3</svg:desc>
                </draw:g>
              </table:table-cell>
              <table:table-cell office:value-type="float" office:value="0.985">
                <text:p>0.985</text:p>
                <draw:g>
                  <svg:desc>Reliability.F3:Reliability.F3</svg:desc>
                </draw:g>
              </table:table-cell>
            </table:table-row>
            <table:table-row>
              <table:table-cell office:value-type="string">
                <text:p>Memory AWS</text:p>
                <text:list>
                  <text:list-item>
                    <text:p>Memory</text:p>
                  </text:list-item>
                  <text:list-item>
                    <text:p>AWS</text:p>
                  </text:list-item>
                </text:list>
                <draw:g>
                  <svg:desc>Reliability.A4:Reliability.B4</svg:desc>
                </draw:g>
              </table:table-cell>
              <table:table-cell office:value-type="float" office:value="0.657777777777778">
                <text:p>0.657777777777778</text:p>
                <draw:g>
                  <svg:desc>Reliability.F4:Reliability.F4</svg:desc>
                </draw:g>
              </table:table-cell>
            </table:table-row>
            <table:table-row>
              <table:table-cell office:value-type="string">
                <text:p>CPU Azure</text:p>
                <text:list>
                  <text:list-item>
                    <text:p>CPU</text:p>
                  </text:list-item>
                  <text:list-item>
                    <text:p>Azure</text:p>
                  </text:list-item>
                </text:list>
                <draw:g>
                  <svg:desc>Reliability.A5:Reliability.B5</svg:desc>
                </draw:g>
              </table:table-cell>
              <table:table-cell office:value-type="float" office:value="0.372592592592593">
                <text:p>0.372592592592593</text:p>
                <draw:g>
                  <svg:desc>Reliability.F5:Reliability.F5</svg:desc>
                </draw:g>
              </table:table-cell>
            </table:table-row>
            <table:table-row>
              <table:table-cell office:value-type="string">
                <text:p>I/O Azure</text:p>
                <text:list>
                  <text:list-item>
                    <text:p>I/O</text:p>
                  </text:list-item>
                  <text:list-item>
                    <text:p>Azure</text:p>
                  </text:list-item>
                </text:list>
                <draw:g>
                  <svg:desc>Reliability.A6:Reliability.B6</svg:desc>
                </draw:g>
              </table:table-cell>
              <table:table-cell office:value-type="float" office:value="0">
                <text:p>0</text:p>
                <draw:g>
                  <svg:desc>Reliability.F6:Reliability.F6</svg:desc>
                </draw:g>
              </table:table-cell>
            </table:table-row>
            <table:table-row>
              <table:table-cell office:value-type="string">
                <text:p>Memory Azure</text:p>
                <text:list>
                  <text:list-item>
                    <text:p>Memory</text:p>
                  </text:list-item>
                  <text:list-item>
                    <text:p>Azure</text:p>
                  </text:list-item>
                </text:list>
                <draw:g>
                  <svg:desc>Reliability.A7:Reliability.B7</svg:desc>
                </draw:g>
              </table:table-cell>
              <table:table-cell office:value-type="float" office:value="0.301481481481481">
                <text:p>0.301481481481481</text:p>
                <draw:g>
                  <svg:desc>Reliability.F7:Reliability.F7</svg:desc>
                </draw:g>
              </table:table-cell>
            </table:table-row>
            <table:table-row>
              <table:table-cell office:value-type="string">
                <text:p>CPU GCP</text:p>
                <text:list>
                  <text:list-item>
                    <text:p>CPU</text:p>
                  </text:list-item>
                  <text:list-item>
                    <text:p>GCP</text:p>
                  </text:list-item>
                </text:list>
                <draw:g>
                  <svg:desc>Reliability.A8:Reliability.B8</svg:desc>
                </draw:g>
              </table:table-cell>
              <table:table-cell office:value-type="float" office:value="0.985">
                <text:p>0.985</text:p>
                <draw:g>
                  <svg:desc>Reliability.F8:Reliability.F8</svg:desc>
                </draw:g>
              </table:table-cell>
            </table:table-row>
            <table:table-row>
              <table:table-cell office:value-type="string">
                <text:p>I/O GCP</text:p>
                <text:list>
                  <text:list-item>
                    <text:p>I/O</text:p>
                  </text:list-item>
                  <text:list-item>
                    <text:p>GCP</text:p>
                  </text:list-item>
                </text:list>
                <draw:g>
                  <svg:desc>Reliability.A9:Reliability.B9</svg:desc>
                </draw:g>
              </table:table-cell>
              <table:table-cell office:value-type="float" office:value="0.985740740740741">
                <text:p>0.985740740740741</text:p>
                <draw:g>
                  <svg:desc>Reliability.F9:Reliability.F9</svg:desc>
                </draw:g>
              </table:table-cell>
            </table:table-row>
            <table:table-row>
              <table:table-cell office:value-type="string">
                <text:p>Memory GCP</text:p>
                <text:list>
                  <text:list-item>
                    <text:p>Memory</text:p>
                  </text:list-item>
                  <text:list-item>
                    <text:p>GCP</text:p>
                  </text:list-item>
                </text:list>
                <draw:g>
                  <svg:desc>Reliability.A10:Reliability.B10</svg:desc>
                </draw:g>
              </table:table-cell>
              <table:table-cell office:value-type="float" office:value="0.584259259259259">
                <text:p>0.584259259259259</text:p>
                <draw:g>
                  <svg:desc>Reliability.F10:Reliability.F10</svg:desc>
                </draw:g>
              </table:table-cell>
            </table:table-row>
            <table:table-row>
              <table:table-cell office:value-type="string">
                <text:p>CPU Local</text:p>
                <text:list>
                  <text:list-item>
                    <text:p>CPU</text:p>
                  </text:list-item>
                  <text:list-item>
                    <text:p>Local</text:p>
                  </text:list-item>
                </text:list>
                <draw:g>
                  <svg:desc>Reliability.A11:Reliability.B11</svg:desc>
                </draw:g>
              </table:table-cell>
              <table:table-cell office:value-type="float" office:value="1">
                <text:p>1</text:p>
                <draw:g>
                  <svg:desc>Reliability.F11:Reliability.F11</svg:desc>
                </draw:g>
              </table:table-cell>
            </table:table-row>
            <table:table-row>
              <table:table-cell office:value-type="string">
                <text:p>I/O Local</text:p>
                <text:list>
                  <text:list-item>
                    <text:p>I/O</text:p>
                  </text:list-item>
                  <text:list-item>
                    <text:p>Local</text:p>
                  </text:list-item>
                </text:list>
                <draw:g>
                  <svg:desc>Reliability.A12:Reliability.B12</svg:desc>
                </draw:g>
              </table:table-cell>
              <table:table-cell office:value-type="float" office:value="1">
                <text:p>1</text:p>
                <draw:g>
                  <svg:desc>Reliability.F12:Reliability.F12</svg:desc>
                </draw:g>
              </table:table-cell>
            </table:table-row>
            <table:table-row>
              <table:table-cell office:value-type="string">
                <text:p>Memory Local</text:p>
                <text:list>
                  <text:list-item>
                    <text:p>Memory</text:p>
                  </text:list-item>
                  <text:list-item>
                    <text:p>Local</text:p>
                  </text:list-item>
                </text:list>
                <draw:g>
                  <svg:desc>Reliability.A13:Reliability.B13</svg:desc>
                </draw:g>
              </table:table-cell>
              <table:table-cell office:value-type="float" office:value="1">
                <text:p>1</text:p>
                <draw:g>
                  <svg:desc>Reliability.F13:Reliability.F13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5" number:title="User-defined">
      <number:number number:decimal-places="3" loext:min-decimal-places="3" number:min-integer-digits="1"/>
    </number:number-style>
    <number:number-style style:name="N116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three-dimensional="true" chart:solid-type="pyramid" chart:symbol-type="automatic"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115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16">
      <style:chart-properties chart:solid-type="pyramid" chart:symbol-type="named-symbol" chart:symbol-name="square" chart:symbol-width="0.25cm" chart:symbol-height="0.25cm" chart:link-data-style-to-source="false" chart:data-label-number="value" chart:data-label-text="false" chart:data-label-symbol="false" style:rotation-angle="45"/>
      <style:graphic-properties draw:stroke="none" draw:fill-color="#004586" dr3d:edge-rounding="5%"/>
      <style:text-properties fo:font-size="14pt" fo:font-weight="bold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001cm" svg:height="15.001cm" xlink:href=".." xlink:type="simple" chart:class="chart:bar" chart:style-name="ch1">
        <chart:legend chart:legend-position="bottom" svg:x="8.973cm" svg:y="14.243cm" style:legend-expansion="wide" chart:style-name="ch2"/>
        <chart:plot-area chart:style-name="ch3" table:cell-range-address="avg_exec_time_cpu.A1:avg_exec_time_cpu.C5" chart:data-source-has-labels="both" svg:x="0.5cm" svg:y="0.3cm" svg:width="24.001cm" svg:height="13.45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908cm" svg:y="0.313cm" svg:width="21.593cm" svg:height="12.62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avg_exec_time_cpu.A2:avg_exec_time_cpu.B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avg_exec_time_cpu.C2:avg_exec_time_cpu.C5" chart:label-cell-address="avg_exec_time_cpu.C1:avg_exec_time_cpu.C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Execution Time (s)</text:p>
                <draw:g>
                  <svg:desc>avg_exec_time_cpu.C1:avg_exec_time_cpu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 Local</text:p>
                <text:list>
                  <text:list-item>
                    <text:p>CPU</text:p>
                  </text:list-item>
                  <text:list-item>
                    <text:p>Local</text:p>
                  </text:list-item>
                </text:list>
                <draw:g>
                  <svg:desc>avg_exec_time_cpu.A2:avg_exec_time_cpu.B5</svg:desc>
                </draw:g>
              </table:table-cell>
              <table:table-cell office:value-type="float" office:value="280.099849896667">
                <text:p>280.099849896667</text:p>
                <draw:g>
                  <svg:desc>avg_exec_time_cpu.C2:avg_exec_time_cpu.C5</svg:desc>
                </draw:g>
              </table:table-cell>
            </table:table-row>
            <table:table-row>
              <table:table-cell office:value-type="string">
                <text:p>CPU AWS</text:p>
                <text:list>
                  <text:list-item>
                    <text:p>CPU</text:p>
                  </text:list-item>
                  <text:list-item>
                    <text:p>AWS</text:p>
                  </text:list-item>
                </text:list>
              </table:table-cell>
              <table:table-cell office:value-type="float" office:value="9.82603751126972">
                <text:p>9.82603751126972</text:p>
              </table:table-cell>
            </table:table-row>
            <table:table-row>
              <table:table-cell office:value-type="string">
                <text:p>CPU GCP</text:p>
                <text:list>
                  <text:list-item>
                    <text:p>CPU</text:p>
                  </text:list-item>
                  <text:list-item>
                    <text:p>GCP</text:p>
                  </text:list-item>
                </text:list>
              </table:table-cell>
              <table:table-cell office:value-type="float" office:value="16.0149468434783">
                <text:p>16.0149468434783</text:p>
              </table:table-cell>
            </table:table-row>
            <table:table-row>
              <table:table-cell office:value-type="string">
                <text:p>CPU Azure</text:p>
                <text:list>
                  <text:list-item>
                    <text:p>CPU</text:p>
                  </text:list-item>
                  <text:list-item>
                    <text:p>Azure</text:p>
                  </text:list-item>
                </text:list>
              </table:table-cell>
              <table:table-cell office:value-type="float" office:value="58.7588160785288">
                <text:p>58.75881607852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5" number:title="User-defined">
      <number:number number:decimal-places="3" loext:min-decimal-places="3" number:min-integer-digits="1"/>
    </number:number-style>
    <number:number-style style:name="N116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three-dimensional="true" chart:solid-type="pyramid"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115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16">
      <style:chart-properties chart:solid-type="pyramid" chart:link-data-style-to-source="false" chart:data-label-number="value" chart:data-label-text="false" chart:data-label-symbol="false" chart:label-position="right" style:rotation-angle="45"/>
      <style:graphic-properties draw:stroke="none" draw:fill-color="#ed4c05" dr3d:edge-rounding="5%"/>
      <style:text-properties fo:font-size="14pt" fo:font-weight="bold" style:font-size-asian="10pt" style:font-size-complex="10pt"/>
    </style:style>
    <style:style style:name="ch9" style:family="chart">
      <style:chart-properties chart:solid-type="pyram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001cm" svg:height="15.001cm" xlink:href=".." xlink:type="simple" chart:class="chart:bar" chart:style-name="ch1">
        <chart:legend chart:legend-position="bottom" svg:x="8.973cm" svg:y="14.243cm" style:legend-expansion="wide" chart:style-name="ch2"/>
        <chart:plot-area chart:style-name="ch3" table:cell-range-address="avg_exec_time_mem.A1:avg_exec_time_mem.C5" chart:data-source-has-labels="both" svg:x="0.5cm" svg:y="0.3cm" svg:width="24.001cm" svg:height="13.45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908cm" svg:y="0.314cm" svg:width="21.592cm" svg:height="12.62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avg_exec_time_mem.A2:avg_exec_time_mem.B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avg_exec_time_mem.C2:avg_exec_time_mem.C5" chart:label-cell-address="avg_exec_time_mem.C1:avg_exec_time_mem.C1" chart:class="chart:bar">
            <chart:data-point chart:style-name="ch9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Execution Time (s)</text:p>
                <draw:g>
                  <svg:desc>avg_exec_time_mem.C1:avg_exec_time_mem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mory Local</text:p>
                <text:list>
                  <text:list-item>
                    <text:p>Memory</text:p>
                  </text:list-item>
                  <text:list-item>
                    <text:p>Local</text:p>
                  </text:list-item>
                </text:list>
                <draw:g>
                  <svg:desc>avg_exec_time_mem.A2:avg_exec_time_mem.B5</svg:desc>
                </draw:g>
              </table:table-cell>
              <table:table-cell office:value-type="float" office:value="388.521452951481">
                <text:p>388.521452951481</text:p>
                <draw:g>
                  <svg:desc>avg_exec_time_mem.C2:avg_exec_time_mem.C5</svg:desc>
                </draw:g>
              </table:table-cell>
            </table:table-row>
            <table:table-row>
              <table:table-cell office:value-type="string">
                <text:p>Memory AWS</text:p>
                <text:list>
                  <text:list-item>
                    <text:p>Memory</text:p>
                  </text:list-item>
                  <text:list-item>
                    <text:p>AWS</text:p>
                  </text:list-item>
                </text:list>
              </table:table-cell>
              <table:table-cell office:value-type="float" office:value="2.48347628490991">
                <text:p>2.48347628490991</text:p>
              </table:table-cell>
            </table:table-row>
            <table:table-row>
              <table:table-cell office:value-type="string">
                <text:p>Memory GCP</text:p>
                <text:list>
                  <text:list-item>
                    <text:p>Memory</text:p>
                  </text:list-item>
                  <text:list-item>
                    <text:p>GCP</text:p>
                  </text:list-item>
                </text:list>
              </table:table-cell>
              <table:table-cell office:value-type="float" office:value="6.70535235911252">
                <text:p>6.70535235911252</text:p>
              </table:table-cell>
            </table:table-row>
            <table:table-row>
              <table:table-cell office:value-type="string">
                <text:p>Memory Azure</text:p>
                <text:list>
                  <text:list-item>
                    <text:p>Memory</text:p>
                  </text:list-item>
                  <text:list-item>
                    <text:p>Azure</text:p>
                  </text:list-item>
                </text:list>
              </table:table-cell>
              <table:table-cell office:value-type="float" office:value="69.9637044914005">
                <text:p>69.96370449140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5" number:title="User-defined">
      <number:number number:decimal-places="3" loext:min-decimal-places="3" number:min-integer-digits="1"/>
    </number:number-style>
    <number:number-style style:name="N116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three-dimensional="true" chart:solid-type="pyramid" chart:symbol-type="automatic"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115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16">
      <style:chart-properties chart:solid-type="pyramid" chart:symbol-type="named-symbol" chart:symbol-name="square" chart:symbol-width="0.25cm" chart:symbol-height="0.25cm" chart:link-data-style-to-source="false" chart:data-label-number="value" chart:data-label-text="false" chart:data-label-symbol="false" chart:label-position="right" style:rotation-angle="45"/>
      <style:graphic-properties draw:stroke="none" draw:fill-color="#4e102d" dr3d:edge-rounding="5%"/>
      <style:text-properties fo:font-size="14pt" fo:font-weight="bold" style:font-size-asian="10pt" style:font-size-complex="10pt"/>
    </style:style>
    <style:style style:name="ch9" style:family="chart">
      <style:chart-properties chart:solid-type="pyram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001cm" svg:height="15.001cm" xlink:href=".." xlink:type="simple" chart:class="chart:bar" chart:style-name="ch1">
        <chart:legend chart:legend-position="bottom" svg:x="8.973cm" svg:y="14.243cm" style:legend-expansion="wide" chart:style-name="ch2"/>
        <chart:plot-area chart:style-name="ch3" table:cell-range-address="avg_exec_time_io.A1:avg_exec_time_io.C5" chart:data-source-has-labels="both" svg:x="0.5cm" svg:y="0.3cm" svg:width="24.001cm" svg:height="13.45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907cm" svg:y="0.312cm" svg:width="21.594cm" svg:height="12.63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avg_exec_time_io.A2:avg_exec_time_io.B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avg_exec_time_io.C2:avg_exec_time_io.C5" chart:label-cell-address="avg_exec_time_io.C1:avg_exec_time_io.C1" chart:class="chart:bar">
            <chart:data-point chart:style-name="ch9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Execution Time (s)</text:p>
                <draw:g>
                  <svg:desc>avg_exec_time_io.C1:avg_exec_time_io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/O Local</text:p>
                <text:list>
                  <text:list-item>
                    <text:p>I/O</text:p>
                  </text:list-item>
                  <text:list-item>
                    <text:p>Local</text:p>
                  </text:list-item>
                </text:list>
                <draw:g>
                  <svg:desc>avg_exec_time_io.A2:avg_exec_time_io.B5</svg:desc>
                </draw:g>
              </table:table-cell>
              <table:table-cell office:value-type="float" office:value="415.180696326296">
                <text:p>415.180696326296</text:p>
                <draw:g>
                  <svg:desc>avg_exec_time_io.C2:avg_exec_time_io.C5</svg:desc>
                </draw:g>
              </table:table-cell>
            </table:table-row>
            <table:table-row>
              <table:table-cell office:value-type="string">
                <text:p>I/O AWS</text:p>
                <text:list>
                  <text:list-item>
                    <text:p>I/O</text:p>
                  </text:list-item>
                  <text:list-item>
                    <text:p>AWS</text:p>
                  </text:list-item>
                </text:list>
              </table:table-cell>
              <table:table-cell office:value-type="float" office:value="2.0191261607445">
                <text:p>2.0191261607445</text:p>
              </table:table-cell>
            </table:table-row>
            <table:table-row>
              <table:table-cell office:value-type="string">
                <text:p>I/O GCP</text:p>
                <text:list>
                  <text:list-item>
                    <text:p>I/O</text:p>
                  </text:list-item>
                  <text:list-item>
                    <text:p>GCP</text:p>
                  </text:list-item>
                </text:list>
              </table:table-cell>
              <table:table-cell office:value-type="float" office:value="4.94829093462333">
                <text:p>4.94829093462333</text:p>
              </table:table-cell>
            </table:table-row>
            <table:table-row>
              <table:table-cell office:value-type="string">
                <text:p>I/O Azure</text:p>
                <text:list>
                  <text:list-item>
                    <text:p>I/O</text:p>
                  </text:list-item>
                  <text:list-item>
                    <text:p>Azure</text:p>
                  </text:list-item>
                </text:list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5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5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001cm" svg:height="15.001cm" xlink:href=".." xlink:type="simple" chart:class="chart:line" chart:style-name="ch1">
        <chart:legend chart:legend-position="bottom" svg:x="5.762cm" svg:y="14.243cm" style:legend-expansion="wide" chart:style-name="ch2"/>
        <chart:plot-area chart:style-name="ch3" table:cell-range-address="min_max_providers.A1:min_max_providers.D12" chart:data-source-has-labels="both" svg:x="0.5cm" svg:y="0.3cm" svg:width="24.001cm" svg:height="13.459cm">
          <chartooo:coordinate-region svg:x="1.915cm" svg:y="0.579cm" svg:width="22.586cm" svg:height="11.817cm"/>
          <chart:axis chart:dimension="x" chart:name="primary-x" chart:style-name="ch4" chartooo:axis-type="auto">
            <chartooo:date-scale/>
            <chart:categories table:cell-range-address="min_max_providers.A2:min_max_providers.B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in_max_providers.C2:min_max_providers.C12" chart:label-cell-address="min_max_providers.C1:min_max_providers.C1" chart:class="chart:line">
            <chart:data-point chart:repeated="11"/>
          </chart:series>
          <chart:series chart:style-name="ch8" chart:values-cell-range-address="min_max_providers.D2:min_max_providers.D12" chart:label-cell-address="min_max_providers.D1:min_max_providers.D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mal Execution Time</text:p>
                <draw:g>
                  <svg:desc>min_max_providers.C1:min_max_providers.C1</svg:desc>
                </draw:g>
              </table:table-cell>
              <table:table-cell office:value-type="string">
                <text:p>Maximal Execution Time</text:p>
                <draw:g>
                  <svg:desc>min_max_providers.D1:min_max_provider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/O AWS</text:p>
                <text:list>
                  <text:list-item>
                    <text:p>I/O</text:p>
                  </text:list-item>
                  <text:list-item>
                    <text:p>AWS</text:p>
                  </text:list-item>
                </text:list>
                <draw:g>
                  <svg:desc>min_max_providers.A2:min_max_providers.B12</svg:desc>
                </draw:g>
              </table:table-cell>
              <table:table-cell office:value-type="float" office:value="0.450185">
                <text:p>0.450185</text:p>
                <draw:g>
                  <svg:desc>min_max_providers.C2:min_max_providers.C12</svg:desc>
                </draw:g>
              </table:table-cell>
              <table:table-cell office:value-type="float" office:value="4.845579">
                <text:p>4.845579</text:p>
                <draw:g>
                  <svg:desc>min_max_providers.D2:min_max_providers.D12</svg:desc>
                </draw:g>
              </table:table-cell>
            </table:table-row>
            <table:table-row>
              <table:table-cell office:value-type="string">
                <text:p>Memory AWS</text:p>
                <text:list>
                  <text:list-item>
                    <text:p>Memory</text:p>
                  </text:list-item>
                  <text:list-item>
                    <text:p>AWS</text:p>
                  </text:list-item>
                </text:list>
              </table:table-cell>
              <table:table-cell office:value-type="float" office:value="1.121">
                <text:p>1.12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CPU AWS</text:p>
                <text:list>
                  <text:list-item>
                    <text:p>CPU</text:p>
                  </text:list-item>
                  <text:list-item>
                    <text:p>AWS</text:p>
                  </text:list-item>
                </text:list>
              </table:table-cell>
              <table:table-cell office:value-type="float" office:value="0.00000000982603751126972">
                <text:p>0.00000000982603751126972</text:p>
              </table:table-cell>
              <table:table-cell office:value-type="float" office:value="22.656882">
                <text:p>22.656882</text:p>
              </table:table-cell>
            </table:table-row>
            <table:table-row>
              <table:table-cell office:value-type="string">
                <text:p>Memory GCP</text:p>
                <text:list>
                  <text:list-item>
                    <text:p>Memory</text:p>
                  </text:list-item>
                  <text:list-item>
                    <text:p>GCP</text:p>
                  </text:list-item>
                </text:list>
              </table:table-cell>
              <table:table-cell office:value-type="float" office:value="1.843238">
                <text:p>1.843238</text:p>
              </table:table-cell>
              <table:table-cell office:value-type="float" office:value="26.486061">
                <text:p>26.486061</text:p>
              </table:table-cell>
            </table:table-row>
            <table:table-row>
              <table:table-cell office:value-type="string">
                <text:p>I/O GCP</text:p>
                <text:list>
                  <text:list-item>
                    <text:p>I/O</text:p>
                  </text:list-item>
                  <text:list-item>
                    <text:p>GCP</text:p>
                  </text:list-item>
                </text:list>
              </table:table-cell>
              <table:table-cell office:value-type="float" office:value="0.661993">
                <text:p>0.661993</text:p>
              </table:table-cell>
              <table:table-cell office:value-type="float" office:value="30.504275">
                <text:p>30.504275</text:p>
              </table:table-cell>
            </table:table-row>
            <table:table-row>
              <table:table-cell office:value-type="string">
                <text:p>CPU GCP</text:p>
                <text:list>
                  <text:list-item>
                    <text:p>CPU</text:p>
                  </text:list-item>
                  <text:list-item>
                    <text:p>GCP</text:p>
                  </text:list-item>
                </text:list>
              </table:table-cell>
              <table:table-cell office:value-type="float" office:value="2.000767">
                <text:p>2.000767</text:p>
              </table:table-cell>
              <table:table-cell office:value-type="float" office:value="55.18417">
                <text:p>55.18417</text:p>
              </table:table-cell>
            </table:table-row>
            <table:table-row>
              <table:table-cell office:value-type="string">
                <text:p>Memory Azure</text:p>
                <text:list>
                  <text:list-item>
                    <text:p>Memory</text:p>
                  </text:list-item>
                  <text:list-item>
                    <text:p>Azure</text:p>
                  </text:list-item>
                </text:list>
              </table:table-cell>
              <table:table-cell office:value-type="float" office:value="9.283264">
                <text:p>9.283264</text:p>
              </table:table-cell>
              <table:table-cell office:value-type="float" office:value="114.79633">
                <text:p>114.79633</text:p>
              </table:table-cell>
            </table:table-row>
            <table:table-row>
              <table:table-cell office:value-type="string">
                <text:p>CPU Azure</text:p>
                <text:list>
                  <text:list-item>
                    <text:p>CPU</text:p>
                  </text:list-item>
                  <text:list-item>
                    <text:p>Azure</text:p>
                  </text:list-item>
                </text:list>
              </table:table-cell>
              <table:table-cell office:value-type="float" office:value="6.325185">
                <text:p>6.325185</text:p>
              </table:table-cell>
              <table:table-cell office:value-type="float" office:value="120.149658">
                <text:p>120.149658</text:p>
              </table:table-cell>
            </table:table-row>
            <table:table-row>
              <table:table-cell office:value-type="string">
                <text:p>CPU Local</text:p>
                <text:list>
                  <text:list-item>
                    <text:p>CPU</text:p>
                  </text:list-item>
                  <text:list-item>
                    <text:p>Local</text:p>
                  </text:list-item>
                </text:list>
              </table:table-cell>
              <table:table-cell office:value-type="float" office:value="1.127658">
                <text:p>1.127658</text:p>
              </table:table-cell>
              <table:table-cell office:value-type="float" office:value="1321.866563">
                <text:p>1321.866563</text:p>
              </table:table-cell>
            </table:table-row>
            <table:table-row>
              <table:table-cell office:value-type="string">
                <text:p>Memory Local</text:p>
                <text:list>
                  <text:list-item>
                    <text:p>Memory</text:p>
                  </text:list-item>
                  <text:list-item>
                    <text:p>Local</text:p>
                  </text:list-item>
                </text:list>
              </table:table-cell>
              <table:table-cell office:value-type="float" office:value="0.532484">
                <text:p>0.532484</text:p>
              </table:table-cell>
              <table:table-cell office:value-type="float" office:value="2386.06259">
                <text:p>2386.06259</text:p>
              </table:table-cell>
            </table:table-row>
            <table:table-row>
              <table:table-cell office:value-type="string">
                <text:p>I/O Local</text:p>
                <text:list>
                  <text:list-item>
                    <text:p>I/O</text:p>
                  </text:list-item>
                  <text:list-item>
                    <text:p>Local</text:p>
                  </text:list-item>
                </text:list>
              </table:table-cell>
              <table:table-cell office:value-type="float" office:value="1.271848">
                <text:p>1.271848</text:p>
              </table:table-cell>
              <table:table-cell office:value-type="float" office:value="3801.251227">
                <text:p>3801.2512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5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115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5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001cm" svg:height="15.001cm" xlink:href=".." xlink:type="simple" chart:class="chart:line" chart:style-name="ch1">
        <chart:legend chart:legend-position="bottom" svg:x="7.799cm" svg:y="14.243cm" style:legend-expansion="wide" chart:style-name="ch2"/>
        <chart:plot-area chart:style-name="ch3" table:cell-range-address="min_max_local.A1:min_max_local.D10" chart:data-source-has-labels="both" svg:x="0.5cm" svg:y="0.3cm" svg:width="24.001cm" svg:height="13.459cm">
          <chartooo:coordinate-region svg:x="2.921cm" svg:y="0.579cm" svg:width="21.58cm" svg:height="11.817cm"/>
          <chart:axis chart:dimension="x" chart:name="primary-x" chart:style-name="ch4" chartooo:axis-type="auto">
            <chartooo:date-scale/>
            <chart:categories table:cell-range-address="min_max_local.A2:min_max_local.B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in_max_local.C2:min_max_local.C10" chart:label-cell-address="min_max_local.C1:min_max_local.C1" chart:class="chart:line">
            <chart:data-point chart:repeated="3"/>
          </chart:series>
          <chart:series chart:style-name="ch8" chart:values-cell-range-address="min_max_local.D2:min_max_local.D10" chart:label-cell-address="min_max_local.D1:min_max_local.D1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Exec Time</text:p>
                <draw:g>
                  <svg:desc>min_max_local.C1:min_max_local.C1</svg:desc>
                </draw:g>
              </table:table-cell>
              <table:table-cell office:value-type="string">
                <text:p>Max Exec Time</text:p>
                <draw:g>
                  <svg:desc>min_max_local.D1:min_max_local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 Local</text:p>
                <text:list>
                  <text:list-item>
                    <text:p>CPU</text:p>
                  </text:list-item>
                  <text:list-item>
                    <text:p>Local</text:p>
                  </text:list-item>
                </text:list>
                <draw:g>
                  <svg:desc>min_max_local.A2:min_max_local.B10</svg:desc>
                </draw:g>
              </table:table-cell>
              <table:table-cell office:value-type="float" office:value="1.127658">
                <text:p>1.127658</text:p>
                <draw:g>
                  <svg:desc>min_max_local.C2:min_max_local.C10</svg:desc>
                </draw:g>
              </table:table-cell>
              <table:table-cell office:value-type="float" office:value="1321.866563">
                <text:p>1321.866563</text:p>
                <draw:g>
                  <svg:desc>min_max_local.D2:min_max_local.D10</svg:desc>
                </draw:g>
              </table:table-cell>
            </table:table-row>
            <table:table-row>
              <table:table-cell office:value-type="string">
                <text:p>Memory Local</text:p>
                <text:list>
                  <text:list-item>
                    <text:p>Memory</text:p>
                  </text:list-item>
                  <text:list-item>
                    <text:p>Local</text:p>
                  </text:list-item>
                </text:list>
              </table:table-cell>
              <table:table-cell office:value-type="float" office:value="0.532484">
                <text:p>0.532484</text:p>
              </table:table-cell>
              <table:table-cell office:value-type="float" office:value="2386.06259">
                <text:p>2386.06259</text:p>
              </table:table-cell>
            </table:table-row>
            <table:table-row>
              <table:table-cell office:value-type="string">
                <text:p>I/O Local</text:p>
                <text:list>
                  <text:list-item>
                    <text:p>I/O</text:p>
                  </text:list-item>
                  <text:list-item>
                    <text:p>Local</text:p>
                  </text:list-item>
                </text:list>
              </table:table-cell>
              <table:table-cell office:value-type="float" office:value="1.271848">
                <text:p>1.271848</text:p>
              </table:table-cell>
              <table:table-cell office:value-type="float" office:value="3801.251227">
                <text:p>3801.2512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